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30.1pt"/>
    </style:style>
    <style:style style:name="co5" style:family="table-column">
      <style:table-column-properties fo:break-before="auto" style:column-width="31.66pt"/>
    </style:style>
    <style:style style:name="co6" style:family="table-column">
      <style:table-column-properties fo:break-before="auto" style:column-width="29.31pt"/>
    </style:style>
    <style:style style:name="co7" style:family="table-column">
      <style:table-column-properties fo:break-before="auto" style:column-width="27.75pt"/>
    </style:style>
    <style:style style:name="co8" style:family="table-column">
      <style:table-column-properties fo:break-before="auto" style:column-width="27.01pt"/>
    </style:style>
    <style:style style:name="co9" style:family="table-column">
      <style:table-column-properties fo:break-before="auto" style:column-width="47.06pt"/>
    </style:style>
    <style:style style:name="co10" style:family="table-column">
      <style:table-column-properties fo:break-before="auto" style:column-width="33.96pt"/>
    </style:style>
    <style:style style:name="co11" style:family="table-column">
      <style:table-column-properties fo:break-before="auto" style:column-width="32.4pt"/>
    </style:style>
    <style:style style:name="co12" style:family="table-column">
      <style:table-column-properties fo:break-before="auto" style:column-width="26.19pt"/>
    </style:style>
    <style:style style:name="co13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73.22pt" svg:y="770.77pt">
            <loext:p draw:notify-on-update-of-ranges="Sheet1.A76:Sheet1.A83 Sheet1.C3:Sheet1.C3 Sheet1.F76:Sheet1.F83 Sheet1.D3:Sheet1.D3 Sheet1.G76:Sheet1.G83 Sheet1.E3:Sheet1.E3 Sheet1.H76:Sheet1.H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 table:number-columns-repeated="10"/>
          <table:table-cell table:style-name="ce1" office:value-type="string" calcext:value-type="string">
            <text:p>NUMA NOD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Regular Xen</text:p>
          </table:table-cell>
          <table:table-cell office:value-type="string" calcext:value-type="string">
            <text:p>Local scrubbing</text:p>
          </table:table-cell>
          <table:table-cell office:value-type="string" calcext:value-type="string">
            <text:p>Scrubbing disabled</text:p>
          </table:table-cell>
          <table:table-cell table:number-columns-repeated="4"/>
          <table:table-cell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/>
          <table:table-cell table:style-name="ce1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" office:value-type="float" office:value="3" calcext:value-type="float" table:number-columns-spanned="2" table:number-rows-spanned="1">
            <text:p>3</text:p>
          </table:table-cell>
          <table:covered-table-cell table:style-name="ce1"/>
          <table:table-cell table:style-name="ce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1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1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1" office:value-type="float" office:value="7" calcext:value-type="float" table:number-columns-spanned="2" table:number-rows-spanned="1">
            <text:p>7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5747" calcext:value-type="float">
            <text:p>25747</text:p>
          </table:table-cell>
          <table:table-cell office:value-type="float" office:value="26063" calcext:value-type="float">
            <text:p>26063</text:p>
          </table:table-cell>
          <table:table-cell office:value-type="float" office:value="17586" calcext:value-type="float">
            <text:p>17586</text:p>
          </table:table-cell>
          <table:table-cell table:number-columns-repeated="4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5948" calcext:value-type="float">
            <text:p>25948</text:p>
          </table:table-cell>
          <table:table-cell office:value-type="float" office:value="26031" calcext:value-type="float">
            <text:p>26031</text:p>
          </table:table-cell>
          <table:table-cell office:value-type="float" office:value="17812" calcext:value-type="float">
            <text:p>17812</text:p>
          </table:table-cell>
          <table:table-cell table:number-columns-repeated="4"/>
          <table:table-cell table:style-name="ce1" office:value-type="float" office:value="32" calcext:value-type="float">
            <text:p>32</text:p>
          </table:table-cell>
          <table:table-cell table:style-name="ce2" table:formula="of:=[.C4]/[.$C$4]" office:value-type="float" office:value="1" calcext:value-type="float">
            <text:p>1.00</text:p>
          </table:table-cell>
          <table:table-cell table:style-name="ce4" table:formula="of:=[.D4]/[.$C$4]" office:value-type="float" office:value="1.01227327455626" calcext:value-type="float">
            <text:p>1.01</text:p>
          </table:table-cell>
          <table:table-cell table:style-name="ce2" table:formula="of:=[.C5]/[.$C$4]" office:value-type="float" office:value="1.00780673476522" calcext:value-type="float">
            <text:p>1.01</text:p>
          </table:table-cell>
          <table:table-cell table:style-name="ce2" table:formula="of:=[.F4]/[.$C$4]" office:value-type="float" office:value="0" calcext:value-type="float">
            <text:p>0.00</text:p>
          </table:table-cell>
          <table:table-cell table:style-name="ce4" table:formula="of:=[.D5]/[.$C$4]" office:value-type="float" office:value="1.01103041131006" calcext:value-type="float">
            <text:p>1.01</text:p>
          </table:table-cell>
          <table:table-cell table:style-name="ce2" table:formula="of:=[.C6]/[.$C$4]" office:value-type="float" office:value="1.13360779896687" calcext:value-type="float">
            <text:p>1.13</text:p>
          </table:table-cell>
          <table:table-cell table:style-name="ce4" table:formula="of:=[.D6]/[.$C$4]" office:value-type="float" office:value="1.02272109371966" calcext:value-type="float">
            <text:p>1.02</text:p>
          </table:table-cell>
          <table:table-cell table:style-name="ce2" table:formula="of:=[.C7]/[.$C$4]" office:value-type="float" office:value="1.37666524255253" calcext:value-type="float">
            <text:p>1.38</text:p>
          </table:table-cell>
          <table:table-cell table:style-name="ce4" table:formula="of:=[.D7]/[.$C$4]" office:value-type="float" office:value="1.03239212335418" calcext:value-type="float">
            <text:p>1.03</text:p>
          </table:table-cell>
          <table:table-cell table:style-name="ce2" table:formula="of:=[.C8]/[.$C$4]" office:value-type="float" office:value="1.05355963801608" calcext:value-type="float">
            <text:p>1.05</text:p>
          </table:table-cell>
          <table:table-cell table:style-name="ce4" table:formula="of:=[.D8]/[.$C$4]" office:value-type="float" office:value="1.01320542199091" calcext:value-type="float">
            <text:p>1.01</text:p>
          </table:table-cell>
          <table:table-cell table:style-name="ce2" table:formula="of:=[.C9]/[.$C$4]" office:value-type="float" office:value="1.07864993979881" calcext:value-type="float">
            <text:p>1.08</text:p>
          </table:table-cell>
          <table:table-cell table:style-name="ce4" table:formula="of:=[.D9]/[.$C$4]" office:value-type="float" office:value="1.02722647298714" calcext:value-type="float">
            <text:p>1.03</text:p>
          </table:table-cell>
          <table:table-cell table:style-name="ce2" table:formula="of:=[.C10]/[.$C$4]" office:value-type="float" office:value="1.0527828484872" calcext:value-type="float">
            <text:p>1.05</text:p>
          </table:table-cell>
          <table:table-cell table:style-name="ce4" table:formula="of:=[.D10]/[.$C$4]" office:value-type="float" office:value="1.01083621392784" calcext:value-type="float">
            <text:p>1.01</text:p>
          </table:table-cell>
          <table:table-cell table:style-name="ce2" table:formula="of:=[.C11]/[.$C$4]" office:value-type="float" office:value="1.10475006796908" calcext:value-type="float">
            <text:p>1.10</text:p>
          </table:table-cell>
          <table:table-cell table:style-name="ce4" table:formula="of:=[.D11]/[.$C$4]" office:value-type="float" office:value="1.0056705635608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9187" calcext:value-type="float">
            <text:p>29187</text:p>
          </table:table-cell>
          <table:table-cell office:value-type="float" office:value="26332" calcext:value-type="float">
            <text:p>26332</text:p>
          </table:table-cell>
          <table:table-cell office:value-type="float" office:value="17706" calcext:value-type="float">
            <text:p>17706</text:p>
          </table:table-cell>
          <table:table-cell table:number-columns-repeated="4"/>
          <table:table-cell table:style-name="ce1" office:value-type="float" office:value="64" calcext:value-type="float">
            <text:p>64</text:p>
          </table:table-cell>
          <table:table-cell table:style-name="ce2" table:formula="of:=[.C12]/[.$C$12]" office:value-type="float" office:value="1" calcext:value-type="float">
            <text:p>1.00</text:p>
          </table:table-cell>
          <table:table-cell table:style-name="ce4" table:formula="of:=[.D12]/[.$C$12]" office:value-type="float" office:value="1.03155206502636" calcext:value-type="float">
            <text:p>1.03</text:p>
          </table:table-cell>
          <table:table-cell table:style-name="ce2" table:formula="of:=[.C13]/[.$C$12]" office:value-type="float" office:value="1.03871924428823" calcext:value-type="float">
            <text:p>1.04</text:p>
          </table:table-cell>
          <table:table-cell table:style-name="ce2"/>
          <table:table-cell table:style-name="ce4" table:formula="of:=[.D13]/[.$C$12]" office:value-type="float" office:value="1.03042618629174" calcext:value-type="float">
            <text:p>1.03</text:p>
          </table:table-cell>
          <table:table-cell table:style-name="ce2" table:formula="of:=[.C14]/[.$C$12]" office:value-type="float" office:value="1.17750439367311" calcext:value-type="float">
            <text:p>1.18</text:p>
          </table:table-cell>
          <table:table-cell table:style-name="ce4" table:formula="of:=[.D14]/[.$C$12]" office:value-type="float" office:value="1.02485171353251" calcext:value-type="float">
            <text:p>1.02</text:p>
          </table:table-cell>
          <table:table-cell table:style-name="ce2" table:formula="of:=[.C15]/[.$C$12]" office:value-type="float" office:value="1.51897517574692" calcext:value-type="float">
            <text:p>1.52</text:p>
          </table:table-cell>
          <table:table-cell table:style-name="ce4" table:formula="of:=[.D15]/[.$C$12]" office:value-type="float" office:value="1.02496155536028" calcext:value-type="float">
            <text:p>1.02</text:p>
          </table:table-cell>
          <table:table-cell table:style-name="ce2" table:formula="of:=[.C16]/[.$C$12]" office:value-type="float" office:value="1.0518453427065" calcext:value-type="float">
            <text:p>1.05</text:p>
          </table:table-cell>
          <table:table-cell table:style-name="ce4" table:formula="of:=[.D16]/[.$C$12]" office:value-type="float" office:value="1.01927724077329" calcext:value-type="float">
            <text:p>1.02</text:p>
          </table:table-cell>
          <table:table-cell table:style-name="ce2" table:formula="of:=[.C17]/[.$C$12]" office:value-type="float" office:value="1.1088532513181" calcext:value-type="float">
            <text:p>1.11</text:p>
          </table:table-cell>
          <table:table-cell table:style-name="ce4" table:formula="of:=[.D17]/[.$C$12]" office:value-type="float" office:value="1.02169376098418" calcext:value-type="float">
            <text:p>1.02</text:p>
          </table:table-cell>
          <table:table-cell table:style-name="ce2" table:formula="of:=[.C18]/[.$C$12]" office:value-type="float" office:value="1.07634007029877" calcext:value-type="float">
            <text:p>1.08</text:p>
          </table:table-cell>
          <table:table-cell table:style-name="ce4" table:formula="of:=[.D18]/[.$C$12]" office:value-type="float" office:value="1.02702108963093" calcext:value-type="float">
            <text:p>1.03</text:p>
          </table:table-cell>
          <table:table-cell table:style-name="ce2" table:formula="of:=[.C19]/[.$C$12]" office:value-type="float" office:value="1.1419980228471" calcext:value-type="float">
            <text:p>1.14</text:p>
          </table:table-cell>
          <table:table-cell table:style-name="ce4" table:formula="of:=[.D19]/[.$C$12]" office:value-type="float" office:value="1.0302888840070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5445" calcext:value-type="float">
            <text:p>35445</text:p>
          </table:table-cell>
          <table:table-cell office:value-type="float" office:value="26581" calcext:value-type="float">
            <text:p>26581</text:p>
          </table:table-cell>
          <table:table-cell office:value-type="float" office:value="17533" calcext:value-type="float">
            <text:p>17533</text:p>
          </table:table-cell>
          <table:table-cell table:number-columns-repeated="4"/>
          <table:table-cell table:style-name="ce1" office:value-type="float" office:value="128" calcext:value-type="float">
            <text:p>128</text:p>
          </table:table-cell>
          <table:table-cell table:style-name="ce2" table:formula="of:=[.C20]/[.$C$20]" office:value-type="float" office:value="1" calcext:value-type="float">
            <text:p>1.00</text:p>
          </table:table-cell>
          <table:table-cell table:style-name="ce4" table:formula="of:=[.D20]/[.$C$20]" office:value-type="float" office:value="1.01956177537157" calcext:value-type="float">
            <text:p>1.02</text:p>
          </table:table-cell>
          <table:table-cell table:style-name="ce2" table:formula="of:=[.C21]/[.$C$20]" office:value-type="float" office:value="1.0279380969406" calcext:value-type="float">
            <text:p>1.03</text:p>
          </table:table-cell>
          <table:table-cell table:style-name="ce2"/>
          <table:table-cell table:style-name="ce4" table:formula="of:=[.D21]/[.$C$20]" office:value-type="float" office:value="1.02293273405179" calcext:value-type="float">
            <text:p>1.02</text:p>
          </table:table-cell>
          <table:table-cell table:style-name="ce2" table:formula="of:=[.C22]/[.$C$20]" office:value-type="float" office:value="1.2060030304578" calcext:value-type="float">
            <text:p>1.21</text:p>
          </table:table-cell>
          <table:table-cell table:style-name="ce4" table:formula="of:=[.D22]/[.$C$20]" office:value-type="float" office:value="1.02637179290737" calcext:value-type="float">
            <text:p>1.03</text:p>
          </table:table-cell>
          <table:table-cell table:style-name="ce2" table:formula="of:=[.C23]/[.$C$20]" office:value-type="float" office:value="1.6462025639716" calcext:value-type="float">
            <text:p>1.65</text:p>
          </table:table-cell>
          <table:table-cell table:style-name="ce4" table:formula="of:=[.D23]/[.$C$20]" office:value-type="float" office:value="1.02615046733745" calcext:value-type="float">
            <text:p>1.03</text:p>
          </table:table-cell>
          <table:table-cell table:style-name="ce2" table:formula="of:=[.C24]/[.$C$20]" office:value-type="float" office:value="1.07208403561639" calcext:value-type="float">
            <text:p>1.07</text:p>
          </table:table-cell>
          <table:table-cell table:style-name="ce4" table:formula="of:=[.D24]/[.$C$20]" office:value-type="float" office:value="1.02948737592999" calcext:value-type="float">
            <text:p>1.03</text:p>
          </table:table-cell>
          <table:table-cell table:style-name="ce2" table:formula="of:=[.C25]/[.$C$20]" office:value-type="float" office:value="1.11956688288472" calcext:value-type="float">
            <text:p>1.12</text:p>
          </table:table-cell>
          <table:table-cell table:style-name="ce4" table:formula="of:=[.D25]/[.$C$20]" office:value-type="float" office:value="1.01729744454092" calcext:value-type="float">
            <text:p>1.02</text:p>
          </table:table-cell>
          <table:table-cell table:style-name="ce2" table:formula="of:=[.C26]/[.$C$20]" office:value-type="float" office:value="1.0869639239321" calcext:value-type="float">
            <text:p>1.09</text:p>
          </table:table-cell>
          <table:table-cell table:style-name="ce4" table:formula="of:=[.D26]/[.$C$20]" office:value-type="float" office:value="1.02744437066925" calcext:value-type="float">
            <text:p>1.03</text:p>
          </table:table-cell>
          <table:table-cell table:style-name="ce2" table:formula="of:=[.C27]/[.$C$20]" office:value-type="float" office:value="1.14185266527061" calcext:value-type="float">
            <text:p>1.14</text:p>
          </table:table-cell>
          <table:table-cell table:style-name="ce4" table:formula="of:=[.D27]/[.$C$20]" office:value-type="float" office:value="1.01896589883719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7126" calcext:value-type="float">
            <text:p>27126</text:p>
          </table:table-cell>
          <table:table-cell office:value-type="float" office:value="26087" calcext:value-type="float">
            <text:p>26087</text:p>
          </table:table-cell>
          <table:table-cell office:value-type="float" office:value="17876" calcext:value-type="float">
            <text:p>17876</text:p>
          </table:table-cell>
          <table:table-cell table:number-columns-repeated="4"/>
          <table:table-cell table:style-name="ce1" office:value-type="float" office:value="256" calcext:value-type="float">
            <text:p>256</text:p>
          </table:table-cell>
          <table:table-cell table:style-name="ce2" table:formula="of:=[.C28]/[.$C$28]" office:value-type="float" office:value="1" calcext:value-type="float">
            <text:p>1.00</text:p>
          </table:table-cell>
          <table:table-cell table:style-name="ce4" table:formula="of:=[.D28]/[.$C$28]" office:value-type="float" office:value="1.01495024850944" calcext:value-type="float">
            <text:p>1.01</text:p>
          </table:table-cell>
          <table:table-cell table:style-name="ce2" table:formula="of:=[.C29]/[.$C$28]" office:value-type="float" office:value="1.03195404807492" calcext:value-type="float">
            <text:p>1.03</text:p>
          </table:table-cell>
          <table:table-cell table:style-name="ce2"/>
          <table:table-cell table:style-name="ce4" table:formula="of:=[.D29]/[.$C$28]" office:value-type="float" office:value="1.01679546829893" calcext:value-type="float">
            <text:p>1.02</text:p>
          </table:table-cell>
          <table:table-cell table:style-name="ce2" table:formula="of:=[.C30]/[.$C$28]" office:value-type="float" office:value="1.24252735587941" calcext:value-type="float">
            <text:p>1.24</text:p>
          </table:table-cell>
          <table:table-cell table:style-name="ce4" table:formula="of:=[.D30]/[.$C$28]" office:value-type="float" office:value="1.02852154244502" calcext:value-type="float">
            <text:p>1.03</text:p>
          </table:table-cell>
          <table:table-cell table:style-name="ce2" table:formula="of:=[.C31]/[.$C$28]" office:value-type="float" office:value="1.74665925933274" calcext:value-type="float">
            <text:p>1.75</text:p>
          </table:table-cell>
          <table:table-cell table:style-name="ce4" table:formula="of:=[.D31]/[.$C$28]" office:value-type="float" office:value="1.0227874723465" calcext:value-type="float">
            <text:p>1.02</text:p>
          </table:table-cell>
          <table:table-cell table:style-name="ce2" table:formula="of:=[.C32]/[.$C$28]" office:value-type="float" office:value="1.0781936687136" calcext:value-type="float">
            <text:p>1.08</text:p>
          </table:table-cell>
          <table:table-cell table:style-name="ce4" table:formula="of:=[.D32]/[.$C$28]" office:value-type="float" office:value="1.02671600480154" calcext:value-type="float">
            <text:p>1.03</text:p>
          </table:table-cell>
          <table:table-cell table:style-name="ce2" table:formula="of:=[.C33]/[.$C$28]" office:value-type="float" office:value="1.13740935109771" calcext:value-type="float">
            <text:p>1.14</text:p>
          </table:table-cell>
          <table:table-cell table:style-name="ce4" table:formula="of:=[.D33]/[.$C$28]" office:value-type="float" office:value="1.02838265493398" calcext:value-type="float">
            <text:p>1.03</text:p>
          </table:table-cell>
          <table:table-cell table:style-name="ce2" table:formula="of:=[.C34]/[.$C$28]" office:value-type="float" office:value="1.0812194323469" calcext:value-type="float">
            <text:p>1.08</text:p>
          </table:table-cell>
          <table:table-cell table:style-name="ce4" table:formula="of:=[.D34]/[.$C$28]" office:value-type="float" office:value="1.03114056408171" calcext:value-type="float">
            <text:p>1.03</text:p>
          </table:table-cell>
          <table:table-cell table:style-name="ce2" table:formula="of:=[.C35]/[.$C$28]" office:value-type="float" office:value="1.15807382863265" calcext:value-type="float">
            <text:p>1.16</text:p>
          </table:table-cell>
          <table:table-cell table:style-name="ce4" table:formula="of:=[.D35]/[.$C$28]" office:value-type="float" office:value="1.02859098620053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772" calcext:value-type="float">
            <text:p>27772</text:p>
          </table:table-cell>
          <table:table-cell office:value-type="float" office:value="26448" calcext:value-type="float">
            <text:p>26448</text:p>
          </table:table-cell>
          <table:table-cell office:value-type="float" office:value="17422" calcext:value-type="float">
            <text:p>17422</text:p>
          </table:table-cell>
          <table:table-cell table:number-columns-repeated="4"/>
          <table:table-cell table:style-name="ce1" office:value-type="float" office:value="512" calcext:value-type="float">
            <text:p>512</text:p>
          </table:table-cell>
          <table:table-cell table:style-name="ce2" table:formula="of:=[.C36]/[.$C$36]" office:value-type="float" office:value="1" calcext:value-type="float">
            <text:p>1.00</text:p>
          </table:table-cell>
          <table:table-cell table:style-name="ce4" table:formula="of:=[.D36]/[.$C$36]" office:value-type="float" office:value="1.02671134985954" calcext:value-type="float">
            <text:p>1.03</text:p>
          </table:table-cell>
          <table:table-cell table:style-name="ce2" table:formula="of:=[.C37]/[.$C$36]" office:value-type="float" office:value="1.03827093566387" calcext:value-type="float">
            <text:p>1.04</text:p>
          </table:table-cell>
          <table:table-cell table:style-name="ce2"/>
          <table:table-cell table:style-name="ce4" table:formula="of:=[.D37]/[.$C$36]" office:value-type="float" office:value="1.02459765960826" calcext:value-type="float">
            <text:p>1.02</text:p>
          </table:table-cell>
          <table:table-cell table:style-name="ce2" table:formula="of:=[.C38]/[.$C$36]" office:value-type="float" office:value="1.27137921026837" calcext:value-type="float">
            <text:p>1.27</text:p>
          </table:table-cell>
          <table:table-cell table:style-name="ce4" table:formula="of:=[.D38]/[.$C$36]" office:value-type="float" office:value="1.02390222266029" calcext:value-type="float">
            <text:p>1.02</text:p>
          </table:table-cell>
          <table:table-cell table:style-name="ce2" table:formula="of:=[.C39]/[.$C$36]" office:value-type="float" office:value="1.82687453112765" calcext:value-type="float">
            <text:p>1.83</text:p>
          </table:table-cell>
          <table:table-cell table:style-name="ce4" table:formula="of:=[.D39]/[.$C$36]" office:value-type="float" office:value="1.01863442467651" calcext:value-type="float">
            <text:p>1.02</text:p>
          </table:table-cell>
          <table:table-cell table:style-name="ce2" table:formula="of:=[.C40]/[.$C$36]" office:value-type="float" office:value="1.09185243594588" calcext:value-type="float">
            <text:p>1.09</text:p>
          </table:table-cell>
          <table:table-cell table:style-name="ce4" table:formula="of:=[.D40]/[.$C$36]" office:value-type="float" office:value="1.03282243359125" calcext:value-type="float">
            <text:p>1.03</text:p>
          </table:table-cell>
          <table:table-cell table:style-name="ce2" table:formula="of:=[.C41]/[.$C$36]" office:value-type="float" office:value="1.15264567213707" calcext:value-type="float">
            <text:p>1.15</text:p>
          </table:table-cell>
          <table:table-cell table:style-name="ce4" table:formula="of:=[.D41]/[.$C$36]" office:value-type="float" office:value="1.03466780565001" calcext:value-type="float">
            <text:p>1.03</text:p>
          </table:table-cell>
          <table:table-cell table:style-name="ce2" table:formula="of:=[.C42]/[.$C$36]" office:value-type="float" office:value="1.08751006193222" calcext:value-type="float">
            <text:p>1.09</text:p>
          </table:table-cell>
          <table:table-cell table:style-name="ce4" table:formula="of:=[.D42]/[.$C$36]" office:value-type="float" office:value="1.03144251145828" calcext:value-type="float">
            <text:p>1.03</text:p>
          </table:table-cell>
          <table:table-cell table:style-name="ce2" table:formula="of:=[.C43]/[.$C$36]" office:value-type="float" office:value="1.17451634276828" calcext:value-type="float">
            <text:p>1.17</text:p>
          </table:table-cell>
          <table:table-cell table:style-name="ce4" table:formula="of:=[.D43]/[.$C$36]" office:value-type="float" office:value="1.02741773857047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7106" calcext:value-type="float">
            <text:p>27106</text:p>
          </table:table-cell>
          <table:table-cell office:value-type="float" office:value="26026" calcext:value-type="float">
            <text:p>26026</text:p>
          </table:table-cell>
          <table:table-cell office:value-type="float" office:value="18042" calcext:value-type="float">
            <text:p>18042</text:p>
          </table:table-cell>
          <table:table-cell table:number-columns-repeated="4"/>
          <table:table-cell table:style-name="ce1" office:value-type="float" office:value="1024" calcext:value-type="float">
            <text:p>1024</text:p>
          </table:table-cell>
          <table:table-cell table:style-name="ce2" table:formula="of:=[.C44]/[.$C$44]" office:value-type="float" office:value="1" calcext:value-type="float">
            <text:p>1.00</text:p>
          </table:table-cell>
          <table:table-cell table:style-name="ce4" table:formula="of:=[.D44]/[.$C$44]" office:value-type="float" office:value="1.02385507730785" calcext:value-type="float">
            <text:p>1.02</text:p>
          </table:table-cell>
          <table:table-cell table:style-name="ce2" table:formula="of:=[.C45]/[.$C$44]" office:value-type="float" office:value="1.03208434422309" calcext:value-type="float">
            <text:p>1.03</text:p>
          </table:table-cell>
          <table:table-cell table:style-name="ce2"/>
          <table:table-cell table:style-name="ce4" table:formula="of:=[.D45]/[.$C$44]" office:value-type="float" office:value="1.03042466013934" calcext:value-type="float">
            <text:p>1.03</text:p>
          </table:table-cell>
          <table:table-cell table:style-name="ce2" table:formula="of:=[.C46]/[.$C$44]" office:value-type="float" office:value="1.27861082137074" calcext:value-type="float">
            <text:p>1.28</text:p>
          </table:table-cell>
          <table:table-cell table:style-name="ce4" table:formula="of:=[.D46]/[.$C$44]" office:value-type="float" office:value="1.02035994398566" calcext:value-type="float">
            <text:p>1.02</text:p>
          </table:table-cell>
          <table:table-cell table:style-name="ce2" table:formula="of:=[.C47]/[.$C$44]" office:value-type="float" office:value="1.85890956450581" calcext:value-type="float">
            <text:p>1.86</text:p>
          </table:table-cell>
          <table:table-cell table:style-name="ce4" table:formula="of:=[.D47]/[.$C$44]" office:value-type="float" office:value="1.02135114420234" calcext:value-type="float">
            <text:p>1.02</text:p>
          </table:table-cell>
          <table:table-cell table:style-name="ce2" table:formula="of:=[.C48]/[.$C$44]" office:value-type="float" office:value="1.08780766105563" calcext:value-type="float">
            <text:p>1.09</text:p>
          </table:table-cell>
          <table:table-cell table:style-name="ce4" table:formula="of:=[.D48]/[.$C$44]" office:value-type="float" office:value="1.02774784327511" calcext:value-type="float">
            <text:p>1.03</text:p>
          </table:table-cell>
          <table:table-cell table:style-name="ce2" table:formula="of:=[.C49]/[.$C$44]" office:value-type="float" office:value="1.16356532412823" calcext:value-type="float">
            <text:p>1.16</text:p>
          </table:table-cell>
          <table:table-cell table:style-name="ce4" table:formula="of:=[.D49]/[.$C$44]" office:value-type="float" office:value="1.03321385144675" calcext:value-type="float">
            <text:p>1.03</text:p>
          </table:table-cell>
          <table:table-cell table:style-name="ce2" table:formula="of:=[.C50]/[.$C$44]" office:value-type="float" office:value="1.09020498250993" calcext:value-type="float">
            <text:p>1.09</text:p>
          </table:table-cell>
          <table:table-cell table:style-name="ce4" table:formula="of:=[.D50]/[.$C$44]" office:value-type="float" office:value="1.02610832896322" calcext:value-type="float">
            <text:p>1.03</text:p>
          </table:table-cell>
          <table:table-cell table:style-name="ce2" table:formula="of:=[.C51]/[.$C$44]" office:value-type="float" office:value="1.18092861629602" calcext:value-type="float">
            <text:p>1.18</text:p>
          </table:table-cell>
          <table:table-cell table:style-name="ce4" table:formula="of:=[.D51]/[.$C$44]" office:value-type="float" office:value="1.02868717836417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8444" calcext:value-type="float">
            <text:p>28444</text:p>
          </table:table-cell>
          <table:table-cell office:value-type="float" office:value="25893" calcext:value-type="float">
            <text:p>25893</text:p>
          </table:table-cell>
          <table:table-cell office:value-type="float" office:value="17794" calcext:value-type="float">
            <text:p>17794</text:p>
          </table:table-cell>
          <table:table-cell table:number-columns-repeated="4"/>
          <table:table-cell table:style-name="ce1" office:value-type="float" office:value="2048" calcext:value-type="float">
            <text:p>2048</text:p>
          </table:table-cell>
          <table:table-cell table:style-name="ce2" table:formula="of:=[.C52]/[.$C$52]" office:value-type="float" office:value="1" calcext:value-type="float">
            <text:p>1.00</text:p>
          </table:table-cell>
          <table:table-cell table:style-name="ce4" table:formula="of:=[.D52]/[.$C$52]" office:value-type="float" office:value="1.02202771266653" calcext:value-type="float">
            <text:p>1.02</text:p>
          </table:table-cell>
          <table:table-cell table:style-name="ce2" table:formula="of:=[.C53]/[.$C$52]" office:value-type="float" office:value="1.03421653858707" calcext:value-type="float">
            <text:p>1.03</text:p>
          </table:table-cell>
          <table:table-cell table:style-name="ce2"/>
          <table:table-cell table:style-name="ce4" table:formula="of:=[.D53]/[.$C$52]" office:value-type="float" office:value="1.02372192386434" calcext:value-type="float">
            <text:p>1.02</text:p>
          </table:table-cell>
          <table:table-cell table:style-name="ce2" table:formula="of:=[.C54]/[.$C$52]" office:value-type="float" office:value="1.2927469364745" calcext:value-type="float">
            <text:p>1.29</text:p>
          </table:table-cell>
          <table:table-cell table:style-name="ce4" table:formula="of:=[.D54]/[.$C$52]" office:value-type="float" office:value="1.02428418835119" calcext:value-type="float">
            <text:p>1.02</text:p>
          </table:table-cell>
          <table:table-cell table:style-name="ce2" table:formula="of:=[.C55]/[.$C$52]" office:value-type="float" office:value="1.89009138652346" calcext:value-type="float">
            <text:p>1.89</text:p>
          </table:table-cell>
          <table:table-cell table:style-name="ce4" table:formula="of:=[.D55]/[.$C$52]" office:value-type="float" office:value="1.02867548882889" calcext:value-type="float">
            <text:p>1.03</text:p>
          </table:table-cell>
          <table:table-cell table:style-name="ce2" table:formula="of:=[.C56]/[.$C$52]" office:value-type="float" office:value="1.09428834228407" calcext:value-type="float">
            <text:p>1.09</text:p>
          </table:table-cell>
          <table:table-cell table:style-name="ce4" table:formula="of:=[.D56]/[.$C$52]" office:value-type="float" office:value="1.02731655935673" calcext:value-type="float">
            <text:p>1.03</text:p>
          </table:table-cell>
          <table:table-cell table:style-name="ce2" table:formula="of:=[.C57]/[.$C$52]" office:value-type="float" office:value="1.17164050677981" calcext:value-type="float">
            <text:p>1.17</text:p>
          </table:table-cell>
          <table:table-cell table:style-name="ce4" table:formula="of:=[.D57]/[.$C$52]" office:value-type="float" office:value="1.02669346942409" calcext:value-type="float">
            <text:p>1.03</text:p>
          </table:table-cell>
          <table:table-cell table:style-name="ce2" table:formula="of:=[.C58]/[.$C$52]" office:value-type="float" office:value="1.10253686615435" calcext:value-type="float">
            <text:p>1.10</text:p>
          </table:table-cell>
          <table:table-cell table:style-name="ce4" table:formula="of:=[.D58]/[.$C$52]" office:value-type="float" office:value="1.03068866273032" calcext:value-type="float">
            <text:p>1.03</text:p>
          </table:table-cell>
          <table:table-cell table:style-name="ce2" table:formula="of:=[.C59]/[.$C$52]" office:value-type="float" office:value="1.18375367177996" calcext:value-type="float">
            <text:p>1.18</text:p>
          </table:table-cell>
          <table:table-cell table:style-name="ce4" table:formula="of:=[.D59]/[.$C$52]" office:value-type="float" office:value="1.02818443462006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6416" calcext:value-type="float">
            <text:p>36416</text:p>
          </table:table-cell>
          <table:table-cell office:value-type="float" office:value="37565" calcext:value-type="float">
            <text:p>37565</text:p>
          </table:table-cell>
          <table:table-cell office:value-type="float" office:value="20194" calcext:value-type="float">
            <text:p>20194</text:p>
          </table:table-cell>
          <table:table-cell table:number-columns-repeated="4"/>
          <table:table-cell table:style-name="ce1" office:value-type="float" office:value="4096" calcext:value-type="float">
            <text:p>4096</text:p>
          </table:table-cell>
          <table:table-cell table:style-name="ce2" table:formula="of:=[.C60]/[.$C$60]" office:value-type="float" office:value="1" calcext:value-type="float">
            <text:p>1.00</text:p>
          </table:table-cell>
          <table:table-cell table:style-name="ce4" table:formula="of:=[.D60]/[.$C$60]" office:value-type="float" office:value="1.02748038324222" calcext:value-type="float">
            <text:p>1.03</text:p>
          </table:table-cell>
          <table:table-cell table:style-name="ce2" table:formula="of:=[.C61]/[.$C$60]" office:value-type="float" office:value="1.03396728196311" calcext:value-type="float">
            <text:p>1.03</text:p>
          </table:table-cell>
          <table:table-cell table:style-name="ce2"/>
          <table:table-cell table:style-name="ce4" table:formula="of:=[.D61]/[.$C$60]" office:value-type="float" office:value="1.02936816478302" calcext:value-type="float">
            <text:p>1.03</text:p>
          </table:table-cell>
          <table:table-cell table:style-name="ce2" table:formula="of:=[.C62]/[.$C$60]" office:value-type="float" office:value="1.29572812335712" calcext:value-type="float">
            <text:p>1.30</text:p>
          </table:table-cell>
          <table:table-cell table:style-name="ce4" table:formula="of:=[.D62]/[.$C$60]" office:value-type="float" office:value="1.02147332700062" calcext:value-type="float">
            <text:p>1.02</text:p>
          </table:table-cell>
          <table:table-cell table:style-name="ce2" table:formula="of:=[.C63]/[.$C$60]" office:value-type="float" office:value="1.89798157795974" calcext:value-type="float">
            <text:p>1.90</text:p>
          </table:table-cell>
          <table:table-cell table:style-name="ce4" table:formula="of:=[.D63]/[.$C$60]" office:value-type="float" office:value="1.02215022078019" calcext:value-type="float">
            <text:p>1.02</text:p>
          </table:table-cell>
          <table:table-cell table:style-name="ce2" table:formula="of:=[.C64]/[.$C$60]" office:value-type="float" office:value="1.09893855534321" calcext:value-type="float">
            <text:p>1.10</text:p>
          </table:table-cell>
          <table:table-cell table:style-name="ce4" table:formula="of:=[.D64]/[.$C$60]" office:value-type="float" office:value="1.02789780107295" calcext:value-type="float">
            <text:p>1.03</text:p>
          </table:table-cell>
          <table:table-cell table:style-name="ce2" table:formula="of:=[.C65]/[.$C$60]" office:value-type="float" office:value="1.17668431855223" calcext:value-type="float">
            <text:p>1.18</text:p>
          </table:table-cell>
          <table:table-cell table:style-name="ce4" table:formula="of:=[.D65]/[.$C$60]" office:value-type="float" office:value="1.02775038864985" calcext:value-type="float">
            <text:p>1.03</text:p>
          </table:table-cell>
          <table:table-cell table:style-name="ce2" table:formula="of:=[.C66]/[.$C$60]" office:value-type="float" office:value="1.10036905753071" calcext:value-type="float">
            <text:p>1.10</text:p>
          </table:table-cell>
          <table:table-cell table:style-name="ce4" table:formula="of:=[.D66]/[.$C$60]" office:value-type="float" office:value="1.02788200688476" calcext:value-type="float">
            <text:p>1.03</text:p>
          </table:table-cell>
          <table:table-cell table:style-name="ce2" table:formula="of:=[.C67]/[.$C$60]" office:value-type="float" office:value="1.19624203615666" calcext:value-type="float">
            <text:p>1.20</text:p>
          </table:table-cell>
          <table:table-cell table:style-name="ce4" table:formula="of:=[.D67]/[.$C$60]" office:value-type="float" office:value="1.02684861571462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7826" calcext:value-type="float">
            <text:p>37826</text:p>
          </table:table-cell>
          <table:table-cell office:value-type="float" office:value="37524" calcext:value-type="float">
            <text:p>37524</text:p>
          </table:table-cell>
          <table:table-cell office:value-type="float" office:value="20540" calcext:value-type="float">
            <text:p>20540</text:p>
          </table:table-cell>
          <table:table-cell table:number-columns-repeated="4"/>
          <table:table-cell table:style-name="ce1" office:value-type="float" office:value="8192" calcext:value-type="float">
            <text:p>8192</text:p>
          </table:table-cell>
          <table:table-cell table:style-name="ce2" table:formula="of:=[.C68]/[.$C$68]" office:value-type="float" office:value="1" calcext:value-type="float">
            <text:p>1.00</text:p>
          </table:table-cell>
          <table:table-cell table:style-name="ce4" table:formula="of:=[.D68]/[.$C$68]" office:value-type="float" office:value="1.02320025653966" calcext:value-type="float">
            <text:p>1.02</text:p>
          </table:table-cell>
          <table:table-cell table:style-name="ce2" table:formula="of:=[.C69]/[.$C$68]" office:value-type="float" office:value="1.03307604909236" calcext:value-type="float">
            <text:p>1.03</text:p>
          </table:table-cell>
          <table:table-cell table:style-name="ce2"/>
          <table:table-cell table:style-name="ce4" table:formula="of:=[.D69]/[.$C$68]" office:value-type="float" office:value="1.02523144791575" calcext:value-type="float">
            <text:p>1.03</text:p>
          </table:table-cell>
          <table:table-cell table:style-name="ce2" table:formula="of:=[.C70]/[.$C$68]" office:value-type="float" office:value="1.29811756073792" calcext:value-type="float">
            <text:p>1.30</text:p>
          </table:table-cell>
          <table:table-cell table:style-name="ce4" table:formula="of:=[.D70]/[.$C$68]" office:value-type="float" office:value="1.02367918609991" calcext:value-type="float">
            <text:p>1.02</text:p>
          </table:table-cell>
          <table:table-cell table:style-name="ce2" table:formula="of:=[.C71]/[.$C$68]" office:value-type="float" office:value="1.90505458093285" calcext:value-type="float">
            <text:p>1.91</text:p>
          </table:table-cell>
          <table:table-cell table:style-name="ce4" table:formula="of:=[.D71]/[.$C$68]" office:value-type="float" office:value="1.03086275090325" calcext:value-type="float">
            <text:p>1.03</text:p>
          </table:table-cell>
          <table:table-cell table:style-name="ce2" table:formula="of:=[.C72]/[.$C$68]" office:value-type="float" office:value="1.09567006031484" calcext:value-type="float">
            <text:p>1.10</text:p>
          </table:table-cell>
          <table:table-cell table:style-name="ce4" table:formula="of:=[.D72]/[.$C$68]" office:value-type="float" office:value="1.02630515877177" calcext:value-type="float">
            <text:p>1.03</text:p>
          </table:table-cell>
          <table:table-cell table:style-name="ce2" table:formula="of:=[.C73]/[.$C$68]" office:value-type="float" office:value="1.17779606838584" calcext:value-type="float">
            <text:p>1.18</text:p>
          </table:table-cell>
          <table:table-cell table:style-name="ce4" table:formula="of:=[.D73]/[.$C$68]" office:value-type="float" office:value="1.03384498659187" calcext:value-type="float">
            <text:p>1.03</text:p>
          </table:table-cell>
          <table:table-cell table:style-name="ce2" table:formula="of:=[.C74]/[.$C$68]" office:value-type="float" office:value="1.10424838914977" calcext:value-type="float">
            <text:p>1.10</text:p>
          </table:table-cell>
          <table:table-cell table:style-name="ce4" table:formula="of:=[.D74]/[.$C$68]" office:value-type="float" office:value="1.02764691874137" calcext:value-type="float">
            <text:p>1.03</text:p>
          </table:table-cell>
          <table:table-cell table:style-name="ce2" table:formula="of:=[.C75]/[.$C$68]" office:value-type="float" office:value="1.19687185170069" calcext:value-type="float">
            <text:p>1.20</text:p>
          </table:table-cell>
          <table:table-cell table:style-name="ce4" table:formula="of:=[.D75]/[.$C$68]" office:value-type="float" office:value="1.02675455749748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2880" calcext:value-type="float">
            <text:p>42880</text:p>
          </table:table-cell>
          <table:table-cell office:value-type="float" office:value="37321" calcext:value-type="float">
            <text:p>37321</text:p>
          </table:table-cell>
          <table:table-cell office:value-type="float" office:value="20812" calcext:value-type="float">
            <text:p>20812</text:p>
          </table:table-cell>
          <table:table-cell table:number-columns-repeated="4"/>
          <table:table-cell table:style-name="ce1" office:value-type="float" office:value="16384" calcext:value-type="float">
            <text:p>16384</text:p>
          </table:table-cell>
          <table:table-cell table:style-name="ce2" table:formula="of:=[.C76]/[.$C$76]" office:value-type="float" office:value="1" calcext:value-type="float">
            <text:p>1.00</text:p>
          </table:table-cell>
          <table:table-cell table:style-name="ce4" table:formula="of:=[.D76]/[.$C$76]" office:value-type="float" office:value="1.02419348525824" calcext:value-type="float">
            <text:p>1.02</text:p>
          </table:table-cell>
          <table:table-cell table:style-name="ce2" table:formula="of:=[.C77]/[.$C$76]" office:value-type="float" office:value="1.01357147782912" calcext:value-type="float">
            <text:p>1.01</text:p>
          </table:table-cell>
          <table:table-cell table:style-name="ce2"/>
          <table:table-cell table:style-name="ce4" table:formula="of:=[.D77]/[.$C$76]" office:value-type="float" office:value="1.00386720766695" calcext:value-type="float">
            <text:p>1.00</text:p>
          </table:table-cell>
          <table:table-cell table:style-name="ce2" table:formula="of:=[.C78]/[.$C$76]" office:value-type="float" office:value="1.26835651595323" calcext:value-type="float">
            <text:p>1.27</text:p>
          </table:table-cell>
          <table:table-cell table:style-name="ce4" table:formula="of:=[.D78]/[.$C$76]" office:value-type="float" office:value="1.01184279928504" calcext:value-type="float">
            <text:p>1.01</text:p>
          </table:table-cell>
          <table:table-cell table:style-name="ce2" table:formula="of:=[.C79]/[.$C$76]" office:value-type="float" office:value="1.86788404154793" calcext:value-type="float">
            <text:p>1.87</text:p>
          </table:table-cell>
          <table:table-cell table:style-name="ce4" table:formula="of:=[.D79]/[.$C$76]" office:value-type="float" office:value="1.01228377539666" calcext:value-type="float">
            <text:p>1.01</text:p>
          </table:table-cell>
          <table:table-cell table:style-name="ce2" table:formula="of:=[.C80]/[.$C$76]" office:value-type="float" office:value="1.07788763869034" calcext:value-type="float">
            <text:p>1.08</text:p>
          </table:table-cell>
          <table:table-cell table:style-name="ce4" table:formula="of:=[.D80]/[.$C$76]" office:value-type="float" office:value="1.01032678081847" calcext:value-type="float">
            <text:p>1.01</text:p>
          </table:table-cell>
          <table:table-cell table:style-name="ce2" table:formula="of:=[.C81]/[.$C$76]" office:value-type="float" office:value="1.15533411488863" calcext:value-type="float">
            <text:p>1.16</text:p>
          </table:table-cell>
          <table:table-cell table:style-name="ce4" table:formula="of:=[.D81]/[.$C$76]" office:value-type="float" office:value="1.01192946618779" calcext:value-type="float">
            <text:p>1.01</text:p>
          </table:table-cell>
          <table:table-cell table:style-name="ce2" table:formula="of:=[.C82]/[.$C$76]" office:value-type="float" office:value="1.08128479489765" calcext:value-type="float">
            <text:p>1.08</text:p>
          </table:table-cell>
          <table:table-cell table:style-name="ce4" table:formula="of:=[.D82]/[.$C$76]" office:value-type="float" office:value="1.01036592071003" calcext:value-type="float">
            <text:p>1.01</text:p>
          </table:table-cell>
          <table:table-cell table:style-name="ce2" table:formula="of:=[.C83]/[.$C$76]" office:value-type="float" office:value="1.15797382100396" calcext:value-type="float">
            <text:p>1.16</text:p>
          </table:table-cell>
          <table:table-cell table:style-name="ce4" table:formula="of:=[.D83]/[.$C$76]" office:value-type="float" office:value="1.06224286489096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5315" calcext:value-type="float">
            <text:p>55315</text:p>
          </table:table-cell>
          <table:table-cell office:value-type="float" office:value="37325" calcext:value-type="float">
            <text:p>37325</text:p>
          </table:table-cell>
          <table:table-cell office:value-type="float" office:value="20118" calcext:value-type="float">
            <text:p>20118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38304" calcext:value-type="float">
            <text:p>38304</text:p>
          </table:table-cell>
          <table:table-cell office:value-type="float" office:value="37118" calcext:value-type="float">
            <text:p>37118</text:p>
          </table:table-cell>
          <table:table-cell office:value-type="float" office:value="20481" calcext:value-type="float">
            <text:p>20481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0380" calcext:value-type="float">
            <text:p>40380</text:p>
          </table:table-cell>
          <table:table-cell office:value-type="float" office:value="37206" calcext:value-type="float">
            <text:p>37206</text:p>
          </table:table-cell>
          <table:table-cell office:value-type="float" office:value="20857" calcext:value-type="float">
            <text:p>20857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9196" calcext:value-type="float">
            <text:p>39196</text:p>
          </table:table-cell>
          <table:table-cell office:value-type="float" office:value="37400" calcext:value-type="float">
            <text:p>37400</text:p>
          </table:table-cell>
          <table:table-cell office:value-type="float" office:value="20138" calcext:value-type="float">
            <text:p>20138</text:p>
          </table:table-cell>
          <table:table-cell table:number-columns-repeated="5"/>
          <table:table-cell table:style-name="ce1"/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1587" calcext:value-type="float">
            <text:p>41587</text:p>
          </table:table-cell>
          <table:table-cell office:value-type="float" office:value="37519" calcext:value-type="float">
            <text:p>37519</text:p>
          </table:table-cell>
          <table:table-cell office:value-type="float" office:value="20648" calcext:value-type="float">
            <text:p>20648</text:p>
          </table:table-cell>
          <table:table-cell table:number-columns-repeated="4"/>
          <table:table-cell table:style-name="ce1"/>
          <table:table-cell table:style-name="ce2"/>
          <table:table-cell table:style-name="ce1"/>
          <table:table-cell table:style-name="ce1" table:number-columns-spanned="3" table:number-rows-spanned="1"/>
          <table:covered-table-cell table:style-name="ce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style-name="ce1" table:number-columns-spanned="2" table:number-rows-spanned="1"/>
          <table:covered-table-cell/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58737" calcext:value-type="float">
            <text:p>58737</text:p>
          </table:table-cell>
          <table:table-cell office:value-type="float" office:value="59886" calcext:value-type="float">
            <text:p>59886</text:p>
          </table:table-cell>
          <table:table-cell office:value-type="float" office:value="25734" calcext:value-type="float">
            <text:p>25734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5" office:value-type="float" office:value="1.00780673476522" calcext:value-type="float">
            <text:p>1.0078067348</text:p>
          </table:table-cell>
          <table:table-cell table:style-name="ce5" office:value-type="float" office:value="1.13360779896687" calcext:value-type="float">
            <text:p>1.133607799</text:p>
          </table:table-cell>
          <table:table-cell table:style-name="ce5"/>
          <table:table-cell table:style-name="ce5" office:value-type="float" office:value="1.37666524255253" calcext:value-type="float">
            <text:p>1.3766652426</text:p>
          </table:table-cell>
          <table:table-cell table:style-name="ce5" office:value-type="float" office:value="1.05355963801608" calcext:value-type="float">
            <text:p>1.053559638</text:p>
          </table:table-cell>
          <table:table-cell table:style-name="ce5" office:value-type="float" office:value="1.07864993979881" calcext:value-type="float">
            <text:p>1.0786499398</text:p>
          </table:table-cell>
          <table:table-cell table:style-name="ce5" office:value-type="float" office:value="1.0527828484872" calcext:value-type="float">
            <text:p>1.0527828485</text:p>
          </table:table-cell>
          <table:table-cell table:style-name="ce5" office:value-type="float" office:value="1.10475006796908" calcext:value-type="float">
            <text:p>1.104750068</text:p>
          </table:table-cell>
          <table:table-cell table:style-name="ce1"/>
          <table:table-cell table:style-name="ce1" table:formula="of:=AVERAGE([.L20:.S29])" office:value-type="float" office:value="1.214802551187" calcext:value-type="float">
            <text:p>1.2148025512</text:p>
          </table:table-cell>
          <table:table-cell table:style-name="ce1"/>
          <table:table-cell table:style-name="ce5" office:value-type="float" office:value="1.01227327455626" calcext:value-type="float">
            <text:p>1.0122732746</text:p>
          </table:table-cell>
          <table:table-cell table:style-name="ce5" office:value-type="float" office:value="1.01103041131006" calcext:value-type="float">
            <text:p>1.0110304113</text:p>
          </table:table-cell>
          <table:table-cell table:style-name="ce5" office:value-type="float" office:value="1.02272109371966" calcext:value-type="float">
            <text:p>1.0227210937</text:p>
          </table:table-cell>
          <table:table-cell table:style-name="ce5" office:value-type="float" office:value="1.03239212335418" calcext:value-type="float">
            <text:p>1.0323921234</text:p>
          </table:table-cell>
          <table:table-cell table:style-name="ce5" office:value-type="float" office:value="1.01320542199091" calcext:value-type="float">
            <text:p>1.013205422</text:p>
          </table:table-cell>
          <table:table-cell table:style-name="ce5" office:value-type="float" office:value="1.02722647298714" calcext:value-type="float">
            <text:p>1.027226473</text:p>
          </table:table-cell>
          <table:table-cell table:style-name="ce5" office:value-type="float" office:value="1.01083621392784" calcext:value-type="float">
            <text:p>1.0108362139</text:p>
          </table:table-cell>
          <table:table-cell office:value-type="float" office:value="1.0056705635608" calcext:value-type="float">
            <text:p>1.00567056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60378" calcext:value-type="float">
            <text:p>60378</text:p>
          </table:table-cell>
          <table:table-cell office:value-type="float" office:value="60084" calcext:value-type="float">
            <text:p>60084</text:p>
          </table:table-cell>
          <table:table-cell office:value-type="float" office:value="25953" calcext:value-type="float">
            <text:p>25953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871924428823" calcext:value-type="float">
            <text:p>1.04</text:p>
          </table:table-cell>
          <table:table-cell table:style-name="ce3" office:value-type="float" office:value="1.17750439367311" calcext:value-type="float">
            <text:p>1.18</text:p>
          </table:table-cell>
          <table:table-cell table:style-name="ce3"/>
          <table:table-cell table:style-name="ce3" office:value-type="float" office:value="1.51897517574692" calcext:value-type="float">
            <text:p>1.52</text:p>
          </table:table-cell>
          <table:table-cell table:style-name="ce3" office:value-type="float" office:value="1.0518453427065" calcext:value-type="float">
            <text:p>1.05</text:p>
          </table:table-cell>
          <table:table-cell table:style-name="ce3" office:value-type="float" office:value="1.1088532513181" calcext:value-type="float">
            <text:p>1.11</text:p>
          </table:table-cell>
          <table:table-cell table:style-name="ce3" office:value-type="float" office:value="1.07634007029877" calcext:value-type="float">
            <text:p>1.08</text:p>
          </table:table-cell>
          <table:table-cell table:style-name="ce3" office:value-type="float" office:value="1.1419980228471" calcext:value-type="float">
            <text:p>1.14</text:p>
          </table:table-cell>
          <table:table-cell table:style-name="ce2"/>
          <table:table-cell table:style-name="ce4" table:formula="of:=STDEV([.L20:.S29])" office:value-type="float" office:value="0.24170147366138" calcext:value-type="float">
            <text:p>0.24</text:p>
          </table:table-cell>
          <table:table-cell table:style-name="ce2"/>
          <table:table-cell table:style-name="ce3" office:value-type="float" office:value="1.03155206502636" calcext:value-type="float">
            <text:p>1.03</text:p>
          </table:table-cell>
          <table:table-cell table:style-name="ce3" office:value-type="float" office:value="1.03042618629174" calcext:value-type="float">
            <text:p>1.03</text:p>
          </table:table-cell>
          <table:table-cell table:style-name="ce3" office:value-type="float" office:value="1.02485171353251" calcext:value-type="float">
            <text:p>1.02</text:p>
          </table:table-cell>
          <table:table-cell table:style-name="ce3" office:value-type="float" office:value="1.02496155536028" calcext:value-type="float">
            <text:p>1.02</text:p>
          </table:table-cell>
          <table:table-cell table:style-name="ce3" office:value-type="float" office:value="1.01927724077329" calcext:value-type="float">
            <text:p>1.02</text:p>
          </table:table-cell>
          <table:table-cell table:style-name="ce5" office:value-type="float" office:value="1.02169376098418" calcext:value-type="float">
            <text:p>1.021693761</text:p>
          </table:table-cell>
          <table:table-cell table:style-name="ce5" office:value-type="float" office:value="1.02702108963093" calcext:value-type="float">
            <text:p>1.0270210896</text:p>
          </table:table-cell>
          <table:table-cell office:value-type="float" office:value="1.03028888400703" calcext:value-type="float">
            <text:p>1.0302888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0837" calcext:value-type="float">
            <text:p>70837</text:p>
          </table:table-cell>
          <table:table-cell office:value-type="float" office:value="60286" calcext:value-type="float">
            <text:p>60286</text:p>
          </table:table-cell>
          <table:table-cell office:value-type="float" office:value="25057" calcext:value-type="float">
            <text:p>25057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279380969406" calcext:value-type="float">
            <text:p>1.03</text:p>
          </table:table-cell>
          <table:table-cell table:style-name="ce3" office:value-type="float" office:value="1.2060030304578" calcext:value-type="float">
            <text:p>1.21</text:p>
          </table:table-cell>
          <table:table-cell table:style-name="ce3"/>
          <table:table-cell table:style-name="ce3" office:value-type="float" office:value="1.6462025639716" calcext:value-type="float">
            <text:p>1.65</text:p>
          </table:table-cell>
          <table:table-cell table:style-name="ce3" office:value-type="float" office:value="1.07208403561639" calcext:value-type="float">
            <text:p>1.07</text:p>
          </table:table-cell>
          <table:table-cell table:style-name="ce3" office:value-type="float" office:value="1.11956688288472" calcext:value-type="float">
            <text:p>1.12</text:p>
          </table:table-cell>
          <table:table-cell table:style-name="ce3" office:value-type="float" office:value="1.0869639239321" calcext:value-type="float">
            <text:p>1.09</text:p>
          </table:table-cell>
          <table:table-cell table:style-name="ce3" office:value-type="float" office:value="1.14185266527061" calcext:value-type="float">
            <text:p>1.14</text:p>
          </table:table-cell>
          <table:table-cell table:style-name="ce4" table:number-columns-repeated="2"/>
          <table:table-cell table:style-name="ce2"/>
          <table:table-cell table:style-name="ce3" office:value-type="float" office:value="1.01956177537157" calcext:value-type="float">
            <text:p>1.02</text:p>
          </table:table-cell>
          <table:table-cell table:style-name="ce3" office:value-type="float" office:value="1.02293273405179" calcext:value-type="float">
            <text:p>1.02</text:p>
          </table:table-cell>
          <table:table-cell table:style-name="ce3" office:value-type="float" office:value="1.02637179290737" calcext:value-type="float">
            <text:p>1.03</text:p>
          </table:table-cell>
          <table:table-cell table:style-name="ce3" office:value-type="float" office:value="1.02615046733745" calcext:value-type="float">
            <text:p>1.03</text:p>
          </table:table-cell>
          <table:table-cell table:style-name="ce3" office:value-type="float" office:value="1.02948737592999" calcext:value-type="float">
            <text:p>1.03</text:p>
          </table:table-cell>
          <table:table-cell table:style-name="ce5" office:value-type="float" office:value="1.01729744454092" calcext:value-type="float">
            <text:p>1.0172974445</text:p>
          </table:table-cell>
          <table:table-cell table:style-name="ce5" office:value-type="float" office:value="1.02744437066925" calcext:value-type="float">
            <text:p>1.0274443707</text:p>
          </table:table-cell>
          <table:table-cell office:value-type="float" office:value="1.01896589883719" calcext:value-type="float">
            <text:p>1.01896589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96693" calcext:value-type="float">
            <text:p>96693</text:p>
          </table:table-cell>
          <table:table-cell office:value-type="float" office:value="60273" calcext:value-type="float">
            <text:p>60273</text:p>
          </table:table-cell>
          <table:table-cell office:value-type="float" office:value="25741" calcext:value-type="float">
            <text:p>25741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195404807492" calcext:value-type="float">
            <text:p>1.03</text:p>
          </table:table-cell>
          <table:table-cell table:style-name="ce3" office:value-type="float" office:value="1.24252735587941" calcext:value-type="float">
            <text:p>1.24</text:p>
          </table:table-cell>
          <table:table-cell table:style-name="ce3"/>
          <table:table-cell table:style-name="ce3" office:value-type="float" office:value="1.74665925933274" calcext:value-type="float">
            <text:p>1.75</text:p>
          </table:table-cell>
          <table:table-cell table:style-name="ce3" office:value-type="float" office:value="1.0781936687136" calcext:value-type="float">
            <text:p>1.08</text:p>
          </table:table-cell>
          <table:table-cell table:style-name="ce3" office:value-type="float" office:value="1.13740935109771" calcext:value-type="float">
            <text:p>1.14</text:p>
          </table:table-cell>
          <table:table-cell table:style-name="ce3" office:value-type="float" office:value="1.0812194323469" calcext:value-type="float">
            <text:p>1.08</text:p>
          </table:table-cell>
          <table:table-cell table:style-name="ce3" office:value-type="float" office:value="1.15807382863265" calcext:value-type="float">
            <text:p>1.16</text:p>
          </table:table-cell>
          <table:table-cell table:style-name="ce4" table:number-columns-repeated="2"/>
          <table:table-cell table:style-name="ce2"/>
          <table:table-cell table:style-name="ce3" office:value-type="float" office:value="1.01495024850944" calcext:value-type="float">
            <text:p>1.01</text:p>
          </table:table-cell>
          <table:table-cell table:style-name="ce3" office:value-type="float" office:value="1.01679546829893" calcext:value-type="float">
            <text:p>1.02</text:p>
          </table:table-cell>
          <table:table-cell table:style-name="ce3" office:value-type="float" office:value="1.02852154244502" calcext:value-type="float">
            <text:p>1.03</text:p>
          </table:table-cell>
          <table:table-cell table:style-name="ce3" office:value-type="float" office:value="1.0227874723465" calcext:value-type="float">
            <text:p>1.02</text:p>
          </table:table-cell>
          <table:table-cell table:style-name="ce3" office:value-type="float" office:value="1.02671600480154" calcext:value-type="float">
            <text:p>1.03</text:p>
          </table:table-cell>
          <table:table-cell table:style-name="ce5" office:value-type="float" office:value="1.02838265493398" calcext:value-type="float">
            <text:p>1.0283826549</text:p>
          </table:table-cell>
          <table:table-cell table:style-name="ce5" office:value-type="float" office:value="1.03114056408171" calcext:value-type="float">
            <text:p>1.0311405641</text:p>
          </table:table-cell>
          <table:table-cell office:value-type="float" office:value="1.02859098620053" calcext:value-type="float">
            <text:p>1.02859098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62971" calcext:value-type="float">
            <text:p>62971</text:p>
          </table:table-cell>
          <table:table-cell office:value-type="float" office:value="60469" calcext:value-type="float">
            <text:p>60469</text:p>
          </table:table-cell>
          <table:table-cell office:value-type="float" office:value="26327" calcext:value-type="float">
            <text:p>26327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827093566387" calcext:value-type="float">
            <text:p>1.04</text:p>
          </table:table-cell>
          <table:table-cell table:style-name="ce3" office:value-type="float" office:value="1.27137921026837" calcext:value-type="float">
            <text:p>1.27</text:p>
          </table:table-cell>
          <table:table-cell table:style-name="ce3"/>
          <table:table-cell table:style-name="ce3" office:value-type="float" office:value="1.82687453112765" calcext:value-type="float">
            <text:p>1.83</text:p>
          </table:table-cell>
          <table:table-cell table:style-name="ce3" office:value-type="float" office:value="1.09185243594588" calcext:value-type="float">
            <text:p>1.09</text:p>
          </table:table-cell>
          <table:table-cell table:style-name="ce3" office:value-type="float" office:value="1.15264567213707" calcext:value-type="float">
            <text:p>1.15</text:p>
          </table:table-cell>
          <table:table-cell table:style-name="ce3" office:value-type="float" office:value="1.08751006193222" calcext:value-type="float">
            <text:p>1.09</text:p>
          </table:table-cell>
          <table:table-cell table:style-name="ce3" office:value-type="float" office:value="1.17451634276828" calcext:value-type="float">
            <text:p>1.17</text:p>
          </table:table-cell>
          <table:table-cell table:style-name="ce4" table:number-columns-repeated="2"/>
          <table:table-cell table:style-name="ce2"/>
          <table:table-cell table:style-name="ce3" office:value-type="float" office:value="1.02671134985954" calcext:value-type="float">
            <text:p>1.03</text:p>
          </table:table-cell>
          <table:table-cell table:style-name="ce3" office:value-type="float" office:value="1.02459765960826" calcext:value-type="float">
            <text:p>1.02</text:p>
          </table:table-cell>
          <table:table-cell table:style-name="ce3" office:value-type="float" office:value="1.02390222266029" calcext:value-type="float">
            <text:p>1.02</text:p>
          </table:table-cell>
          <table:table-cell table:style-name="ce3" office:value-type="float" office:value="1.01863442467651" calcext:value-type="float">
            <text:p>1.02</text:p>
          </table:table-cell>
          <table:table-cell table:style-name="ce3" office:value-type="float" office:value="1.03282243359125" calcext:value-type="float">
            <text:p>1.03</text:p>
          </table:table-cell>
          <table:table-cell table:style-name="ce5" office:value-type="float" office:value="1.03466780565001" calcext:value-type="float">
            <text:p>1.0346678057</text:p>
          </table:table-cell>
          <table:table-cell table:style-name="ce5" office:value-type="float" office:value="1.03144251145828" calcext:value-type="float">
            <text:p>1.0314425115</text:p>
          </table:table-cell>
          <table:table-cell office:value-type="float" office:value="1.02741773857047" calcext:value-type="float">
            <text:p>1.027417738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65760" calcext:value-type="float">
            <text:p>65760</text:p>
          </table:table-cell>
          <table:table-cell office:value-type="float" office:value="59753" calcext:value-type="float">
            <text:p>59753</text:p>
          </table:table-cell>
          <table:table-cell office:value-type="float" office:value="25999" calcext:value-type="float">
            <text:p>25999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208434422309" calcext:value-type="float">
            <text:p>1.03</text:p>
          </table:table-cell>
          <table:table-cell table:style-name="ce3" office:value-type="float" office:value="1.27861082137074" calcext:value-type="float">
            <text:p>1.28</text:p>
          </table:table-cell>
          <table:table-cell table:style-name="ce3"/>
          <table:table-cell table:style-name="ce3" office:value-type="float" office:value="1.85890956450581" calcext:value-type="float">
            <text:p>1.86</text:p>
          </table:table-cell>
          <table:table-cell table:style-name="ce3" office:value-type="float" office:value="1.08780766105563" calcext:value-type="float">
            <text:p>1.09</text:p>
          </table:table-cell>
          <table:table-cell table:style-name="ce3" office:value-type="float" office:value="1.16356532412823" calcext:value-type="float">
            <text:p>1.16</text:p>
          </table:table-cell>
          <table:table-cell table:style-name="ce3" office:value-type="float" office:value="1.09020498250993" calcext:value-type="float">
            <text:p>1.09</text:p>
          </table:table-cell>
          <table:table-cell table:style-name="ce3" office:value-type="float" office:value="1.18092861629602" calcext:value-type="float">
            <text:p>1.18</text:p>
          </table:table-cell>
          <table:table-cell table:style-name="ce4" table:number-columns-repeated="2"/>
          <table:table-cell table:style-name="ce2"/>
          <table:table-cell table:style-name="ce3" office:value-type="float" office:value="1.02385507730785" calcext:value-type="float">
            <text:p>1.02</text:p>
          </table:table-cell>
          <table:table-cell table:style-name="ce3" office:value-type="float" office:value="1.03042466013934" calcext:value-type="float">
            <text:p>1.03</text:p>
          </table:table-cell>
          <table:table-cell table:style-name="ce3" office:value-type="float" office:value="1.02035994398566" calcext:value-type="float">
            <text:p>1.02</text:p>
          </table:table-cell>
          <table:table-cell table:style-name="ce3" office:value-type="float" office:value="1.02135114420234" calcext:value-type="float">
            <text:p>1.02</text:p>
          </table:table-cell>
          <table:table-cell table:style-name="ce3" office:value-type="float" office:value="1.02774784327511" calcext:value-type="float">
            <text:p>1.03</text:p>
          </table:table-cell>
          <table:table-cell table:style-name="ce5" office:value-type="float" office:value="1.03321385144675" calcext:value-type="float">
            <text:p>1.0332138514</text:p>
          </table:table-cell>
          <table:table-cell table:style-name="ce5" office:value-type="float" office:value="1.02610832896322" calcext:value-type="float">
            <text:p>1.026108329</text:p>
          </table:table-cell>
          <table:table-cell office:value-type="float" office:value="1.02868717836417" calcext:value-type="float">
            <text:p>1.028687178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63845" calcext:value-type="float">
            <text:p>63845</text:p>
          </table:table-cell>
          <table:table-cell office:value-type="float" office:value="60349" calcext:value-type="float">
            <text:p>60349</text:p>
          </table:table-cell>
          <table:table-cell office:value-type="float" office:value="25489" calcext:value-type="float">
            <text:p>25489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421653858707" calcext:value-type="float">
            <text:p>1.03</text:p>
          </table:table-cell>
          <table:table-cell table:style-name="ce3" office:value-type="float" office:value="1.2927469364745" calcext:value-type="float">
            <text:p>1.29</text:p>
          </table:table-cell>
          <table:table-cell table:style-name="ce3"/>
          <table:table-cell table:style-name="ce3" office:value-type="float" office:value="1.89009138652346" calcext:value-type="float">
            <text:p>1.89</text:p>
          </table:table-cell>
          <table:table-cell table:style-name="ce3" office:value-type="float" office:value="1.09428834228407" calcext:value-type="float">
            <text:p>1.09</text:p>
          </table:table-cell>
          <table:table-cell table:style-name="ce3" office:value-type="float" office:value="1.17164050677981" calcext:value-type="float">
            <text:p>1.17</text:p>
          </table:table-cell>
          <table:table-cell table:style-name="ce3" office:value-type="float" office:value="1.10253686615435" calcext:value-type="float">
            <text:p>1.10</text:p>
          </table:table-cell>
          <table:table-cell table:style-name="ce3" office:value-type="float" office:value="1.18375367177996" calcext:value-type="float">
            <text:p>1.18</text:p>
          </table:table-cell>
          <table:table-cell table:style-name="ce4" table:number-columns-repeated="2"/>
          <table:table-cell table:style-name="ce2"/>
          <table:table-cell table:style-name="ce3" office:value-type="float" office:value="1.02202771266653" calcext:value-type="float">
            <text:p>1.02</text:p>
          </table:table-cell>
          <table:table-cell table:style-name="ce3" office:value-type="float" office:value="1.02372192386434" calcext:value-type="float">
            <text:p>1.02</text:p>
          </table:table-cell>
          <table:table-cell table:style-name="ce3" office:value-type="float" office:value="1.02428418835119" calcext:value-type="float">
            <text:p>1.02</text:p>
          </table:table-cell>
          <table:table-cell table:style-name="ce3" office:value-type="float" office:value="1.02867548882889" calcext:value-type="float">
            <text:p>1.03</text:p>
          </table:table-cell>
          <table:table-cell table:style-name="ce3" office:value-type="float" office:value="1.02731655935673" calcext:value-type="float">
            <text:p>1.03</text:p>
          </table:table-cell>
          <table:table-cell table:style-name="ce5" office:value-type="float" office:value="1.02669346942409" calcext:value-type="float">
            <text:p>1.0266934694</text:p>
          </table:table-cell>
          <table:table-cell table:style-name="ce5" office:value-type="float" office:value="1.03068866273032" calcext:value-type="float">
            <text:p>1.0306886627</text:p>
          </table:table-cell>
          <table:table-cell office:value-type="float" office:value="1.02818443462006" calcext:value-type="float">
            <text:p>1.02818443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67069" calcext:value-type="float">
            <text:p>67069</text:p>
          </table:table-cell>
          <table:table-cell office:value-type="float" office:value="59851" calcext:value-type="float">
            <text:p>59851</text:p>
          </table:table-cell>
          <table:table-cell office:value-type="float" office:value="25605" calcext:value-type="float">
            <text:p>25605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396728196311" calcext:value-type="float">
            <text:p>1.03</text:p>
          </table:table-cell>
          <table:table-cell table:style-name="ce3" office:value-type="float" office:value="1.29572812335712" calcext:value-type="float">
            <text:p>1.30</text:p>
          </table:table-cell>
          <table:table-cell table:style-name="ce3"/>
          <table:table-cell table:style-name="ce3" office:value-type="float" office:value="1.89798157795974" calcext:value-type="float">
            <text:p>1.90</text:p>
          </table:table-cell>
          <table:table-cell table:style-name="ce3" office:value-type="float" office:value="1.09893855534321" calcext:value-type="float">
            <text:p>1.10</text:p>
          </table:table-cell>
          <table:table-cell table:style-name="ce3" office:value-type="float" office:value="1.17668431855223" calcext:value-type="float">
            <text:p>1.18</text:p>
          </table:table-cell>
          <table:table-cell table:style-name="ce3" office:value-type="float" office:value="1.10036905753071" calcext:value-type="float">
            <text:p>1.10</text:p>
          </table:table-cell>
          <table:table-cell table:style-name="ce3" office:value-type="float" office:value="1.19624203615666" calcext:value-type="float">
            <text:p>1.20</text:p>
          </table:table-cell>
          <table:table-cell table:style-name="ce4" table:number-columns-repeated="2"/>
          <table:table-cell table:style-name="ce2"/>
          <table:table-cell table:style-name="ce3" office:value-type="float" office:value="1.02748038324222" calcext:value-type="float">
            <text:p>1.03</text:p>
          </table:table-cell>
          <table:table-cell table:style-name="ce3" office:value-type="float" office:value="1.02936816478302" calcext:value-type="float">
            <text:p>1.03</text:p>
          </table:table-cell>
          <table:table-cell table:style-name="ce3" office:value-type="float" office:value="1.02147332700062" calcext:value-type="float">
            <text:p>1.02</text:p>
          </table:table-cell>
          <table:table-cell table:style-name="ce3" office:value-type="float" office:value="1.02215022078019" calcext:value-type="float">
            <text:p>1.02</text:p>
          </table:table-cell>
          <table:table-cell table:style-name="ce3" office:value-type="float" office:value="1.02789780107295" calcext:value-type="float">
            <text:p>1.03</text:p>
          </table:table-cell>
          <table:table-cell table:style-name="ce5" office:value-type="float" office:value="1.02775038864985" calcext:value-type="float">
            <text:p>1.0277503886</text:p>
          </table:table-cell>
          <table:table-cell table:style-name="ce5" office:value-type="float" office:value="1.02788200688476" calcext:value-type="float">
            <text:p>1.0278820069</text:p>
          </table:table-cell>
          <table:table-cell office:value-type="float" office:value="1.02684861571462" calcext:value-type="float">
            <text:p>1.02684861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0801" calcext:value-type="float">
            <text:p>100801</text:p>
          </table:table-cell>
          <table:table-cell office:value-type="float" office:value="102308" calcext:value-type="float">
            <text:p>102308</text:p>
          </table:table-cell>
          <table:table-cell office:value-type="float" office:value="34752" calcext:value-type="float">
            <text:p>34752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3307604909236" calcext:value-type="float">
            <text:p>1.03</text:p>
          </table:table-cell>
          <table:table-cell table:style-name="ce3" office:value-type="float" office:value="1.29811756073792" calcext:value-type="float">
            <text:p>1.30</text:p>
          </table:table-cell>
          <table:table-cell table:style-name="ce3"/>
          <table:table-cell table:style-name="ce3" office:value-type="float" office:value="1.90505458093285" calcext:value-type="float">
            <text:p>1.91</text:p>
          </table:table-cell>
          <table:table-cell table:style-name="ce3" office:value-type="float" office:value="1.09567006031484" calcext:value-type="float">
            <text:p>1.10</text:p>
          </table:table-cell>
          <table:table-cell table:style-name="ce3" office:value-type="float" office:value="1.17779606838584" calcext:value-type="float">
            <text:p>1.18</text:p>
          </table:table-cell>
          <table:table-cell table:style-name="ce3" office:value-type="float" office:value="1.10424838914977" calcext:value-type="float">
            <text:p>1.10</text:p>
          </table:table-cell>
          <table:table-cell table:style-name="ce3" office:value-type="float" office:value="1.19687185170069" calcext:value-type="float">
            <text:p>1.20</text:p>
          </table:table-cell>
          <table:table-cell table:style-name="ce4" table:number-columns-repeated="2"/>
          <table:table-cell table:style-name="ce2"/>
          <table:table-cell table:style-name="ce3" office:value-type="float" office:value="1.02320025653966" calcext:value-type="float">
            <text:p>1.02</text:p>
          </table:table-cell>
          <table:table-cell table:style-name="ce3" office:value-type="float" office:value="1.02523144791575" calcext:value-type="float">
            <text:p>1.03</text:p>
          </table:table-cell>
          <table:table-cell table:style-name="ce3" office:value-type="float" office:value="1.02367918609991" calcext:value-type="float">
            <text:p>1.02</text:p>
          </table:table-cell>
          <table:table-cell table:style-name="ce3" office:value-type="float" office:value="1.03086275090325" calcext:value-type="float">
            <text:p>1.03</text:p>
          </table:table-cell>
          <table:table-cell table:style-name="ce3" office:value-type="float" office:value="1.02630515877177" calcext:value-type="float">
            <text:p>1.03</text:p>
          </table:table-cell>
          <table:table-cell table:style-name="ce5" office:value-type="float" office:value="1.03384498659187" calcext:value-type="float">
            <text:p>1.0338449866</text:p>
          </table:table-cell>
          <table:table-cell table:style-name="ce5" office:value-type="float" office:value="1.02764691874137" calcext:value-type="float">
            <text:p>1.0276469187</text:p>
          </table:table-cell>
          <table:table-cell office:value-type="float" office:value="1.02675455749748" calcext:value-type="float">
            <text:p>1.02675455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4022" calcext:value-type="float">
            <text:p>104022</text:p>
          </table:table-cell>
          <table:table-cell office:value-type="float" office:value="102494" calcext:value-type="float">
            <text:p>102494</text:p>
          </table:table-cell>
          <table:table-cell office:value-type="float" office:value="34765" calcext:value-type="float">
            <text:p>34765</text:p>
          </table:table-cell>
          <table:table-cell table:number-columns-repeated="4"/>
          <table:table-cell table:style-name="ce1"/>
          <table:table-cell table:style-name="ce3" office:value-type="float" office:value="1" calcext:value-type="float">
            <text:p>1.00</text:p>
          </table:table-cell>
          <table:table-cell table:style-name="ce3" office:value-type="float" office:value="1.01357147782912" calcext:value-type="float">
            <text:p>1.01</text:p>
          </table:table-cell>
          <table:table-cell table:style-name="ce3" office:value-type="float" office:value="1.26835651595323" calcext:value-type="float">
            <text:p>1.27</text:p>
          </table:table-cell>
          <table:table-cell table:style-name="ce3"/>
          <table:table-cell table:style-name="ce3" office:value-type="float" office:value="1.86788404154793" calcext:value-type="float">
            <text:p>1.87</text:p>
          </table:table-cell>
          <table:table-cell table:style-name="ce3" office:value-type="float" office:value="1.07788763869034" calcext:value-type="float">
            <text:p>1.08</text:p>
          </table:table-cell>
          <table:table-cell table:style-name="ce3" office:value-type="float" office:value="1.15533411488863" calcext:value-type="float">
            <text:p>1.16</text:p>
          </table:table-cell>
          <table:table-cell table:style-name="ce3" office:value-type="float" office:value="1.08128479489765" calcext:value-type="float">
            <text:p>1.08</text:p>
          </table:table-cell>
          <table:table-cell table:style-name="ce3" office:value-type="float" office:value="1.15797382100396" calcext:value-type="float">
            <text:p>1.16</text:p>
          </table:table-cell>
          <table:table-cell table:style-name="ce4" table:number-columns-repeated="2"/>
          <table:table-cell table:style-name="ce2"/>
          <table:table-cell table:style-name="ce3" office:value-type="float" office:value="1.02419348525824" calcext:value-type="float">
            <text:p>1.02</text:p>
          </table:table-cell>
          <table:table-cell table:style-name="ce3" office:value-type="float" office:value="1.00386720766695" calcext:value-type="float">
            <text:p>1.00</text:p>
          </table:table-cell>
          <table:table-cell table:style-name="ce3" office:value-type="float" office:value="1.01184279928504" calcext:value-type="float">
            <text:p>1.01</text:p>
          </table:table-cell>
          <table:table-cell table:style-name="ce3" office:value-type="float" office:value="1.01228377539666" calcext:value-type="float">
            <text:p>1.01</text:p>
          </table:table-cell>
          <table:table-cell table:style-name="ce3" office:value-type="float" office:value="1.01032678081847" calcext:value-type="float">
            <text:p>1.01</text:p>
          </table:table-cell>
          <table:table-cell table:style-name="ce5" office:value-type="float" office:value="1.01192946618779" calcext:value-type="float">
            <text:p>1.0119294662</text:p>
          </table:table-cell>
          <table:table-cell table:style-name="ce5" office:value-type="float" office:value="1.01036592071003" calcext:value-type="float">
            <text:p>1.0103659207</text:p>
          </table:table-cell>
          <table:table-cell office:value-type="float" office:value="1.06224286489096" calcext:value-type="float">
            <text:p>1.06224286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5248" calcext:value-type="float">
            <text:p>125248</text:p>
          </table:table-cell>
          <table:table-cell office:value-type="float" office:value="103676" calcext:value-type="float">
            <text:p>103676</text:p>
          </table:table-cell>
          <table:table-cell office:value-type="float" office:value="33947" calcext:value-type="float">
            <text:p>33947</text:p>
          </table:table-cell>
          <table:table-cell table:number-columns-repeated="4"/>
          <table:table-cell table:style-name="ce1"/>
          <table:table-cell table:style-name="ce2"/>
          <table:table-cell table:style-name="ce4" table:number-columns-repeated="10"/>
          <table:table-cell table:style-name="ce2"/>
          <table:table-cell table:style-name="ce4"/>
          <table:table-cell table:style-name="ce2"/>
          <table:table-cell table:style-name="ce4"/>
          <table:table-cell table:style-name="ce2"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176065" calcext:value-type="float">
            <text:p>176065</text:p>
          </table:table-cell>
          <table:table-cell office:value-type="float" office:value="103098" calcext:value-type="float">
            <text:p>103098</text:p>
          </table:table-cell>
          <table:table-cell office:value-type="float" office:value="35020" calcext:value-type="float">
            <text:p>35020</text:p>
          </table:table-cell>
          <table:table-cell table:number-columns-repeated="5"/>
          <table:table-cell table:formula="of:=[.K20]*100" office:value-type="float" office:value="100" calcext:value-type="float">
            <text:p>100</text:p>
          </table:table-cell>
          <table:table-cell table:formula="of:=[.L20]*100" office:value-type="float" office:value="100.780673476522" calcext:value-type="float">
            <text:p>100.7806734765</text:p>
          </table:table-cell>
          <table:table-cell table:formula="of:=[.M20]*100" office:value-type="float" office:value="113.360779896687" calcext:value-type="float">
            <text:p>113.3607798967</text:p>
          </table:table-cell>
          <table:table-cell table:style-name="ce4"/>
          <table:table-cell table:formula="of:=[.O20]*100" office:value-type="float" office:value="137.666524255253" calcext:value-type="float">
            <text:p>137.6665242553</text:p>
          </table:table-cell>
          <table:table-cell table:formula="of:=[.P20]*100" office:value-type="float" office:value="105.355963801608" calcext:value-type="float">
            <text:p>105.3559638016</text:p>
          </table:table-cell>
          <table:table-cell table:formula="of:=[.Q20]*100" office:value-type="float" office:value="107.864993979881" calcext:value-type="float">
            <text:p>107.8649939799</text:p>
          </table:table-cell>
          <table:table-cell table:formula="of:=[.R20]*100" office:value-type="float" office:value="105.27828484872" calcext:value-type="float">
            <text:p>105.2782848487</text:p>
          </table:table-cell>
          <table:table-cell table:formula="of:=[.S20]*100" office:value-type="float" office:value="110.475006796908" calcext:value-type="float">
            <text:p>110.4750067969</text:p>
          </table:table-cell>
          <table:table-cell table:style-name="ce4"/>
          <table:table-cell table:style-name="ce1" table:formula="of:=AVERAGE([.L31:.S40])" office:value-type="float" office:value="121.4802551187" calcext:value-type="float">
            <text:p>121.4802551187</text:p>
          </table:table-cell>
          <table:table-cell/>
          <table:table-cell table:formula="of:=[.W20]*100" office:value-type="float" office:value="101.227327455626" calcext:value-type="float">
            <text:p>101.2273274556</text:p>
          </table:table-cell>
          <table:table-cell table:formula="of:=[.X20]*100" office:value-type="float" office:value="101.103041131006" calcext:value-type="float">
            <text:p>101.103041131</text:p>
          </table:table-cell>
          <table:table-cell table:formula="of:=[.Y20]*100" office:value-type="float" office:value="102.272109371966" calcext:value-type="float">
            <text:p>102.272109372</text:p>
          </table:table-cell>
          <table:table-cell table:formula="of:=[.Z20]*100" office:value-type="float" office:value="103.239212335418" calcext:value-type="float">
            <text:p>103.2392123354</text:p>
          </table:table-cell>
          <table:table-cell table:formula="of:=[.AA20]*100" office:value-type="float" office:value="101.320542199091" calcext:value-type="float">
            <text:p>101.3205421991</text:p>
          </table:table-cell>
          <table:table-cell table:formula="of:=[.AB20]*100" office:value-type="float" office:value="102.722647298714" calcext:value-type="float">
            <text:p>102.7226472987</text:p>
          </table:table-cell>
          <table:table-cell table:formula="of:=[.AC20]*100" office:value-type="float" office:value="101.083621392784" calcext:value-type="float">
            <text:p>101.0836213928</text:p>
          </table:table-cell>
          <table:table-cell table:formula="of:=[.AD20]*100" office:value-type="float" office:value="100.56705635608" calcext:value-type="float">
            <text:p>100.5670563561</text:p>
          </table:table-cell>
          <table:table-cell table:formula="of:=AVERAGE([.W31:.AD40])" office:value-type="float" office:value="102.438112446601" calcext:value-type="float">
            <text:p>102.43811244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08683" calcext:value-type="float">
            <text:p>108683</text:p>
          </table:table-cell>
          <table:table-cell office:value-type="float" office:value="103494" calcext:value-type="float">
            <text:p>103494</text:p>
          </table:table-cell>
          <table:table-cell office:value-type="float" office:value="34279" calcext:value-type="float">
            <text:p>34279</text:p>
          </table:table-cell>
          <table:table-cell table:number-columns-repeated="5"/>
          <table:table-cell table:formula="of:=[.K21]*100" office:value-type="float" office:value="100" calcext:value-type="float">
            <text:p>100</text:p>
          </table:table-cell>
          <table:table-cell table:formula="of:=[.L21]*100" office:value-type="float" office:value="103.871924428823" calcext:value-type="float">
            <text:p>103.8719244288</text:p>
          </table:table-cell>
          <table:table-cell table:formula="of:=[.M21]*100" office:value-type="float" office:value="117.750439367311" calcext:value-type="float">
            <text:p>117.7504393673</text:p>
          </table:table-cell>
          <table:table-cell/>
          <table:table-cell table:formula="of:=[.O21]*100" office:value-type="float" office:value="151.897517574692" calcext:value-type="float">
            <text:p>151.8975175747</text:p>
          </table:table-cell>
          <table:table-cell table:formula="of:=[.P21]*100" office:value-type="float" office:value="105.18453427065" calcext:value-type="float">
            <text:p>105.1845342707</text:p>
          </table:table-cell>
          <table:table-cell table:formula="of:=[.Q21]*100" office:value-type="float" office:value="110.88532513181" calcext:value-type="float">
            <text:p>110.8853251318</text:p>
          </table:table-cell>
          <table:table-cell table:formula="of:=[.R21]*100" office:value-type="float" office:value="107.634007029877" calcext:value-type="float">
            <text:p>107.6340070299</text:p>
          </table:table-cell>
          <table:table-cell table:formula="of:=[.S21]*100" office:value-type="float" office:value="114.19980228471" calcext:value-type="float">
            <text:p>114.1998022847</text:p>
          </table:table-cell>
          <table:table-cell/>
          <table:table-cell table:style-name="ce4" table:formula="of:=STDEV([.L31:.S40])" office:value-type="float" office:value="24.170147366138" calcext:value-type="float">
            <text:p>24.17</text:p>
          </table:table-cell>
          <table:table-cell/>
          <table:table-cell table:formula="of:=[.W21]*100" office:value-type="float" office:value="103.155206502636" calcext:value-type="float">
            <text:p>103.1552065026</text:p>
          </table:table-cell>
          <table:table-cell table:formula="of:=[.X21]*100" office:value-type="float" office:value="103.042618629174" calcext:value-type="float">
            <text:p>103.0426186292</text:p>
          </table:table-cell>
          <table:table-cell table:formula="of:=[.Y21]*100" office:value-type="float" office:value="102.485171353251" calcext:value-type="float">
            <text:p>102.4851713533</text:p>
          </table:table-cell>
          <table:table-cell table:formula="of:=[.Z21]*100" office:value-type="float" office:value="102.496155536028" calcext:value-type="float">
            <text:p>102.496155536</text:p>
          </table:table-cell>
          <table:table-cell table:formula="of:=[.AA21]*100" office:value-type="float" office:value="101.927724077329" calcext:value-type="float">
            <text:p>101.9277240773</text:p>
          </table:table-cell>
          <table:table-cell table:formula="of:=[.AB21]*100" office:value-type="float" office:value="102.169376098418" calcext:value-type="float">
            <text:p>102.1693760984</text:p>
          </table:table-cell>
          <table:table-cell table:formula="of:=[.AC21]*100" office:value-type="float" office:value="102.702108963093" calcext:value-type="float">
            <text:p>102.7021089631</text:p>
          </table:table-cell>
          <table:table-cell table:formula="of:=[.AD21]*100" office:value-type="float" office:value="103.028888400703" calcext:value-type="float">
            <text:p>103.0288884007</text:p>
          </table:table-cell>
          <table:table-cell table:formula="of:=STDEV([.W31:.AD40])" office:value-type="float" office:value="0.804420678552404" calcext:value-type="float">
            <text:p>0.8044206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14652" calcext:value-type="float">
            <text:p>114652</text:p>
          </table:table-cell>
          <table:table-cell office:value-type="float" office:value="103662" calcext:value-type="float">
            <text:p>103662</text:p>
          </table:table-cell>
          <table:table-cell office:value-type="float" office:value="34059" calcext:value-type="float">
            <text:p>34059</text:p>
          </table:table-cell>
          <table:table-cell table:number-columns-repeated="5"/>
          <table:table-cell table:formula="of:=[.K22]*100" office:value-type="float" office:value="100" calcext:value-type="float">
            <text:p>100</text:p>
          </table:table-cell>
          <table:table-cell table:formula="of:=[.L22]*100" office:value-type="float" office:value="102.79380969406" calcext:value-type="float">
            <text:p>102.7938096941</text:p>
          </table:table-cell>
          <table:table-cell table:formula="of:=[.M22]*100" office:value-type="float" office:value="120.60030304578" calcext:value-type="float">
            <text:p>120.6003030458</text:p>
          </table:table-cell>
          <table:table-cell/>
          <table:table-cell table:formula="of:=[.O22]*100" office:value-type="float" office:value="164.62025639716" calcext:value-type="float">
            <text:p>164.6202563972</text:p>
          </table:table-cell>
          <table:table-cell table:formula="of:=[.P22]*100" office:value-type="float" office:value="107.208403561639" calcext:value-type="float">
            <text:p>107.2084035616</text:p>
          </table:table-cell>
          <table:table-cell table:formula="of:=[.Q22]*100" office:value-type="float" office:value="111.956688288472" calcext:value-type="float">
            <text:p>111.9566882885</text:p>
          </table:table-cell>
          <table:table-cell table:formula="of:=[.R22]*100" office:value-type="float" office:value="108.69639239321" calcext:value-type="float">
            <text:p>108.6963923932</text:p>
          </table:table-cell>
          <table:table-cell table:formula="of:=[.S22]*100" office:value-type="float" office:value="114.185266527061" calcext:value-type="float">
            <text:p>114.1852665271</text:p>
          </table:table-cell>
          <table:table-cell table:number-columns-repeated="3"/>
          <table:table-cell table:formula="of:=[.W22]*100" office:value-type="float" office:value="101.956177537157" calcext:value-type="float">
            <text:p>101.9561775372</text:p>
          </table:table-cell>
          <table:table-cell table:formula="of:=[.X22]*100" office:value-type="float" office:value="102.293273405179" calcext:value-type="float">
            <text:p>102.2932734052</text:p>
          </table:table-cell>
          <table:table-cell table:formula="of:=[.Y22]*100" office:value-type="float" office:value="102.637179290737" calcext:value-type="float">
            <text:p>102.6371792907</text:p>
          </table:table-cell>
          <table:table-cell table:formula="of:=[.Z22]*100" office:value-type="float" office:value="102.615046733745" calcext:value-type="float">
            <text:p>102.6150467337</text:p>
          </table:table-cell>
          <table:table-cell table:formula="of:=[.AA22]*100" office:value-type="float" office:value="102.948737592999" calcext:value-type="float">
            <text:p>102.948737593</text:p>
          </table:table-cell>
          <table:table-cell table:formula="of:=[.AB22]*100" office:value-type="float" office:value="101.729744454092" calcext:value-type="float">
            <text:p>101.7297444541</text:p>
          </table:table-cell>
          <table:table-cell table:formula="of:=[.AC22]*100" office:value-type="float" office:value="102.744437066925" calcext:value-type="float">
            <text:p>102.7444370669</text:p>
          </table:table-cell>
          <table:table-cell table:formula="of:=[.AD22]*100" office:value-type="float" office:value="101.896589883719" calcext:value-type="float">
            <text:p>101.89658988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08988" calcext:value-type="float">
            <text:p>108988</text:p>
          </table:table-cell>
          <table:table-cell office:value-type="float" office:value="103940" calcext:value-type="float">
            <text:p>103940</text:p>
          </table:table-cell>
          <table:table-cell office:value-type="float" office:value="34294" calcext:value-type="float">
            <text:p>34294</text:p>
          </table:table-cell>
          <table:table-cell table:number-columns-repeated="5"/>
          <table:table-cell table:formula="of:=[.K23]*100" office:value-type="float" office:value="100" calcext:value-type="float">
            <text:p>100</text:p>
          </table:table-cell>
          <table:table-cell table:formula="of:=[.L23]*100" office:value-type="float" office:value="103.195404807492" calcext:value-type="float">
            <text:p>103.1954048075</text:p>
          </table:table-cell>
          <table:table-cell table:formula="of:=[.M23]*100" office:value-type="float" office:value="124.252735587941" calcext:value-type="float">
            <text:p>124.2527355879</text:p>
          </table:table-cell>
          <table:table-cell/>
          <table:table-cell table:formula="of:=[.O23]*100" office:value-type="float" office:value="174.665925933274" calcext:value-type="float">
            <text:p>174.6659259333</text:p>
          </table:table-cell>
          <table:table-cell table:formula="of:=[.P23]*100" office:value-type="float" office:value="107.81936687136" calcext:value-type="float">
            <text:p>107.8193668714</text:p>
          </table:table-cell>
          <table:table-cell table:formula="of:=[.Q23]*100" office:value-type="float" office:value="113.740935109771" calcext:value-type="float">
            <text:p>113.7409351098</text:p>
          </table:table-cell>
          <table:table-cell table:formula="of:=[.R23]*100" office:value-type="float" office:value="108.12194323469" calcext:value-type="float">
            <text:p>108.1219432347</text:p>
          </table:table-cell>
          <table:table-cell table:formula="of:=[.S23]*100" office:value-type="float" office:value="115.807382863265" calcext:value-type="float">
            <text:p>115.8073828633</text:p>
          </table:table-cell>
          <table:table-cell table:number-columns-repeated="3"/>
          <table:table-cell table:formula="of:=[.W23]*100" office:value-type="float" office:value="101.495024850944" calcext:value-type="float">
            <text:p>101.4950248509</text:p>
          </table:table-cell>
          <table:table-cell table:formula="of:=[.X23]*100" office:value-type="float" office:value="101.679546829893" calcext:value-type="float">
            <text:p>101.6795468299</text:p>
          </table:table-cell>
          <table:table-cell table:formula="of:=[.Y23]*100" office:value-type="float" office:value="102.852154244502" calcext:value-type="float">
            <text:p>102.8521542445</text:p>
          </table:table-cell>
          <table:table-cell table:formula="of:=[.Z23]*100" office:value-type="float" office:value="102.27874723465" calcext:value-type="float">
            <text:p>102.2787472347</text:p>
          </table:table-cell>
          <table:table-cell table:formula="of:=[.AA23]*100" office:value-type="float" office:value="102.671600480154" calcext:value-type="float">
            <text:p>102.6716004802</text:p>
          </table:table-cell>
          <table:table-cell table:formula="of:=[.AB23]*100" office:value-type="float" office:value="102.838265493398" calcext:value-type="float">
            <text:p>102.8382654934</text:p>
          </table:table-cell>
          <table:table-cell table:formula="of:=[.AC23]*100" office:value-type="float" office:value="103.114056408171" calcext:value-type="float">
            <text:p>103.1140564082</text:p>
          </table:table-cell>
          <table:table-cell table:formula="of:=[.AD23]*100" office:value-type="float" office:value="102.859098620053" calcext:value-type="float">
            <text:p>102.85909862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" calcext:value-type="float">
            <text:p>256</text:p>
          </table:table-cell>
          <table:table-cell office:value-type="float" office:value="116735" calcext:value-type="float">
            <text:p>116735</text:p>
          </table:table-cell>
          <table:table-cell office:value-type="float" office:value="103683" calcext:value-type="float">
            <text:p>103683</text:p>
          </table:table-cell>
          <table:table-cell office:value-type="float" office:value="33625" calcext:value-type="float">
            <text:p>33625</text:p>
          </table:table-cell>
          <table:table-cell table:number-columns-repeated="5"/>
          <table:table-cell table:formula="of:=[.K24]*100" office:value-type="float" office:value="100" calcext:value-type="float">
            <text:p>100</text:p>
          </table:table-cell>
          <table:table-cell table:formula="of:=[.L24]*100" office:value-type="float" office:value="103.827093566387" calcext:value-type="float">
            <text:p>103.8270935664</text:p>
          </table:table-cell>
          <table:table-cell table:formula="of:=[.M24]*100" office:value-type="float" office:value="127.137921026837" calcext:value-type="float">
            <text:p>127.1379210268</text:p>
          </table:table-cell>
          <table:table-cell/>
          <table:table-cell table:formula="of:=[.O24]*100" office:value-type="float" office:value="182.687453112765" calcext:value-type="float">
            <text:p>182.6874531128</text:p>
          </table:table-cell>
          <table:table-cell table:formula="of:=[.P24]*100" office:value-type="float" office:value="109.185243594588" calcext:value-type="float">
            <text:p>109.1852435946</text:p>
          </table:table-cell>
          <table:table-cell table:formula="of:=[.Q24]*100" office:value-type="float" office:value="115.264567213707" calcext:value-type="float">
            <text:p>115.2645672137</text:p>
          </table:table-cell>
          <table:table-cell table:formula="of:=[.R24]*100" office:value-type="float" office:value="108.751006193222" calcext:value-type="float">
            <text:p>108.7510061932</text:p>
          </table:table-cell>
          <table:table-cell table:formula="of:=[.S24]*100" office:value-type="float" office:value="117.451634276828" calcext:value-type="float">
            <text:p>117.4516342768</text:p>
          </table:table-cell>
          <table:table-cell table:number-columns-repeated="3"/>
          <table:table-cell table:formula="of:=[.W24]*100" office:value-type="float" office:value="102.671134985954" calcext:value-type="float">
            <text:p>102.671134986</text:p>
          </table:table-cell>
          <table:table-cell table:formula="of:=[.X24]*100" office:value-type="float" office:value="102.459765960826" calcext:value-type="float">
            <text:p>102.4597659608</text:p>
          </table:table-cell>
          <table:table-cell table:formula="of:=[.Y24]*100" office:value-type="float" office:value="102.390222266029" calcext:value-type="float">
            <text:p>102.390222266</text:p>
          </table:table-cell>
          <table:table-cell table:formula="of:=[.Z24]*100" office:value-type="float" office:value="101.863442467651" calcext:value-type="float">
            <text:p>101.8634424677</text:p>
          </table:table-cell>
          <table:table-cell table:formula="of:=[.AA24]*100" office:value-type="float" office:value="103.282243359125" calcext:value-type="float">
            <text:p>103.2822433591</text:p>
          </table:table-cell>
          <table:table-cell table:formula="of:=[.AB24]*100" office:value-type="float" office:value="103.466780565001" calcext:value-type="float">
            <text:p>103.466780565</text:p>
          </table:table-cell>
          <table:table-cell table:formula="of:=[.AC24]*100" office:value-type="float" office:value="103.144251145828" calcext:value-type="float">
            <text:p>103.1442511458</text:p>
          </table:table-cell>
          <table:table-cell table:formula="of:=[.AD24]*100" office:value-type="float" office:value="102.741773857047" calcext:value-type="float">
            <text:p>102.7417738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82619" calcext:value-type="float">
            <text:p>182619</text:p>
          </table:table-cell>
          <table:table-cell office:value-type="float" office:value="187497" calcext:value-type="float">
            <text:p>187497</text:p>
          </table:table-cell>
          <table:table-cell office:value-type="float" office:value="49903" calcext:value-type="float">
            <text:p>49903</text:p>
          </table:table-cell>
          <table:table-cell table:number-columns-repeated="5"/>
          <table:table-cell table:formula="of:=[.K25]*100" office:value-type="float" office:value="100" calcext:value-type="float">
            <text:p>100</text:p>
          </table:table-cell>
          <table:table-cell table:formula="of:=[.L25]*100" office:value-type="float" office:value="103.208434422309" calcext:value-type="float">
            <text:p>103.2084344223</text:p>
          </table:table-cell>
          <table:table-cell table:formula="of:=[.M25]*100" office:value-type="float" office:value="127.861082137074" calcext:value-type="float">
            <text:p>127.8610821371</text:p>
          </table:table-cell>
          <table:table-cell/>
          <table:table-cell table:formula="of:=[.O25]*100" office:value-type="float" office:value="185.890956450581" calcext:value-type="float">
            <text:p>185.8909564506</text:p>
          </table:table-cell>
          <table:table-cell table:formula="of:=[.P25]*100" office:value-type="float" office:value="108.780766105563" calcext:value-type="float">
            <text:p>108.7807661056</text:p>
          </table:table-cell>
          <table:table-cell table:formula="of:=[.Q25]*100" office:value-type="float" office:value="116.356532412823" calcext:value-type="float">
            <text:p>116.3565324128</text:p>
          </table:table-cell>
          <table:table-cell table:formula="of:=[.R25]*100" office:value-type="float" office:value="109.020498250993" calcext:value-type="float">
            <text:p>109.020498251</text:p>
          </table:table-cell>
          <table:table-cell table:formula="of:=[.S25]*100" office:value-type="float" office:value="118.092861629602" calcext:value-type="float">
            <text:p>118.0928616296</text:p>
          </table:table-cell>
          <table:table-cell table:number-columns-repeated="3"/>
          <table:table-cell table:formula="of:=[.W25]*100" office:value-type="float" office:value="102.385507730785" calcext:value-type="float">
            <text:p>102.3855077308</text:p>
          </table:table-cell>
          <table:table-cell table:formula="of:=[.X25]*100" office:value-type="float" office:value="103.042466013934" calcext:value-type="float">
            <text:p>103.0424660139</text:p>
          </table:table-cell>
          <table:table-cell table:formula="of:=[.Y25]*100" office:value-type="float" office:value="102.035994398566" calcext:value-type="float">
            <text:p>102.0359943986</text:p>
          </table:table-cell>
          <table:table-cell table:formula="of:=[.Z25]*100" office:value-type="float" office:value="102.135114420234" calcext:value-type="float">
            <text:p>102.1351144202</text:p>
          </table:table-cell>
          <table:table-cell table:formula="of:=[.AA25]*100" office:value-type="float" office:value="102.774784327511" calcext:value-type="float">
            <text:p>102.7747843275</text:p>
          </table:table-cell>
          <table:table-cell table:formula="of:=[.AB25]*100" office:value-type="float" office:value="103.321385144675" calcext:value-type="float">
            <text:p>103.3213851447</text:p>
          </table:table-cell>
          <table:table-cell table:formula="of:=[.AC25]*100" office:value-type="float" office:value="102.610832896322" calcext:value-type="float">
            <text:p>102.6108328963</text:p>
          </table:table-cell>
          <table:table-cell table:formula="of:=[.AD25]*100" office:value-type="float" office:value="102.868717836417" calcext:value-type="float">
            <text:p>102.86871783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189608" calcext:value-type="float">
            <text:p>189608</text:p>
          </table:table-cell>
          <table:table-cell office:value-type="float" office:value="187111" calcext:value-type="float">
            <text:p>187111</text:p>
          </table:table-cell>
          <table:table-cell office:value-type="float" office:value="50897" calcext:value-type="float">
            <text:p>50897</text:p>
          </table:table-cell>
          <table:table-cell table:number-columns-repeated="5"/>
          <table:table-cell table:formula="of:=[.K26]*100" office:value-type="float" office:value="100" calcext:value-type="float">
            <text:p>100</text:p>
          </table:table-cell>
          <table:table-cell table:formula="of:=[.L26]*100" office:value-type="float" office:value="103.421653858707" calcext:value-type="float">
            <text:p>103.4216538587</text:p>
          </table:table-cell>
          <table:table-cell table:formula="of:=[.M26]*100" office:value-type="float" office:value="129.27469364745" calcext:value-type="float">
            <text:p>129.2746936475</text:p>
          </table:table-cell>
          <table:table-cell/>
          <table:table-cell table:formula="of:=[.O26]*100" office:value-type="float" office:value="189.009138652346" calcext:value-type="float">
            <text:p>189.0091386523</text:p>
          </table:table-cell>
          <table:table-cell table:formula="of:=[.P26]*100" office:value-type="float" office:value="109.428834228407" calcext:value-type="float">
            <text:p>109.4288342284</text:p>
          </table:table-cell>
          <table:table-cell table:formula="of:=[.Q26]*100" office:value-type="float" office:value="117.164050677981" calcext:value-type="float">
            <text:p>117.164050678</text:p>
          </table:table-cell>
          <table:table-cell table:formula="of:=[.R26]*100" office:value-type="float" office:value="110.253686615435" calcext:value-type="float">
            <text:p>110.2536866154</text:p>
          </table:table-cell>
          <table:table-cell table:formula="of:=[.S26]*100" office:value-type="float" office:value="118.375367177996" calcext:value-type="float">
            <text:p>118.375367178</text:p>
          </table:table-cell>
          <table:table-cell table:number-columns-repeated="3"/>
          <table:table-cell table:formula="of:=[.W26]*100" office:value-type="float" office:value="102.202771266653" calcext:value-type="float">
            <text:p>102.2027712667</text:p>
          </table:table-cell>
          <table:table-cell table:formula="of:=[.X26]*100" office:value-type="float" office:value="102.372192386434" calcext:value-type="float">
            <text:p>102.3721923864</text:p>
          </table:table-cell>
          <table:table-cell table:formula="of:=[.Y26]*100" office:value-type="float" office:value="102.428418835119" calcext:value-type="float">
            <text:p>102.4284188351</text:p>
          </table:table-cell>
          <table:table-cell table:formula="of:=[.Z26]*100" office:value-type="float" office:value="102.867548882889" calcext:value-type="float">
            <text:p>102.8675488829</text:p>
          </table:table-cell>
          <table:table-cell table:formula="of:=[.AA26]*100" office:value-type="float" office:value="102.731655935673" calcext:value-type="float">
            <text:p>102.7316559357</text:p>
          </table:table-cell>
          <table:table-cell table:formula="of:=[.AB26]*100" office:value-type="float" office:value="102.669346942409" calcext:value-type="float">
            <text:p>102.6693469424</text:p>
          </table:table-cell>
          <table:table-cell table:formula="of:=[.AC26]*100" office:value-type="float" office:value="103.068866273032" calcext:value-type="float">
            <text:p>103.068866273</text:p>
          </table:table-cell>
          <table:table-cell table:formula="of:=[.AD26]*100" office:value-type="float" office:value="102.818443462006" calcext:value-type="float">
            <text:p>102.8184434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232178" calcext:value-type="float">
            <text:p>232178</text:p>
          </table:table-cell>
          <table:table-cell office:value-type="float" office:value="186984" calcext:value-type="float">
            <text:p>186984</text:p>
          </table:table-cell>
          <table:table-cell office:value-type="float" office:value="49343" calcext:value-type="float">
            <text:p>49343</text:p>
          </table:table-cell>
          <table:table-cell table:number-columns-repeated="5"/>
          <table:table-cell table:formula="of:=[.K27]*100" office:value-type="float" office:value="100" calcext:value-type="float">
            <text:p>100</text:p>
          </table:table-cell>
          <table:table-cell table:formula="of:=[.L27]*100" office:value-type="float" office:value="103.396728196311" calcext:value-type="float">
            <text:p>103.3967281963</text:p>
          </table:table-cell>
          <table:table-cell table:formula="of:=[.M27]*100" office:value-type="float" office:value="129.572812335712" calcext:value-type="float">
            <text:p>129.5728123357</text:p>
          </table:table-cell>
          <table:table-cell/>
          <table:table-cell table:formula="of:=[.O27]*100" office:value-type="float" office:value="189.798157795974" calcext:value-type="float">
            <text:p>189.798157796</text:p>
          </table:table-cell>
          <table:table-cell table:formula="of:=[.P27]*100" office:value-type="float" office:value="109.893855534321" calcext:value-type="float">
            <text:p>109.8938555343</text:p>
          </table:table-cell>
          <table:table-cell table:formula="of:=[.Q27]*100" office:value-type="float" office:value="117.668431855223" calcext:value-type="float">
            <text:p>117.6684318552</text:p>
          </table:table-cell>
          <table:table-cell table:formula="of:=[.R27]*100" office:value-type="float" office:value="110.036905753071" calcext:value-type="float">
            <text:p>110.0369057531</text:p>
          </table:table-cell>
          <table:table-cell table:formula="of:=[.S27]*100" office:value-type="float" office:value="119.624203615666" calcext:value-type="float">
            <text:p>119.6242036157</text:p>
          </table:table-cell>
          <table:table-cell table:number-columns-repeated="3"/>
          <table:table-cell table:formula="of:=[.W27]*100" office:value-type="float" office:value="102.748038324222" calcext:value-type="float">
            <text:p>102.7480383242</text:p>
          </table:table-cell>
          <table:table-cell table:formula="of:=[.X27]*100" office:value-type="float" office:value="102.936816478302" calcext:value-type="float">
            <text:p>102.9368164783</text:p>
          </table:table-cell>
          <table:table-cell table:formula="of:=[.Y27]*100" office:value-type="float" office:value="102.147332700062" calcext:value-type="float">
            <text:p>102.1473327001</text:p>
          </table:table-cell>
          <table:table-cell table:formula="of:=[.Z27]*100" office:value-type="float" office:value="102.215022078019" calcext:value-type="float">
            <text:p>102.215022078</text:p>
          </table:table-cell>
          <table:table-cell table:formula="of:=[.AA27]*100" office:value-type="float" office:value="102.789780107295" calcext:value-type="float">
            <text:p>102.7897801073</text:p>
          </table:table-cell>
          <table:table-cell table:formula="of:=[.AB27]*100" office:value-type="float" office:value="102.775038864985" calcext:value-type="float">
            <text:p>102.775038865</text:p>
          </table:table-cell>
          <table:table-cell table:formula="of:=[.AC27]*100" office:value-type="float" office:value="102.788200688476" calcext:value-type="float">
            <text:p>102.7882006885</text:p>
          </table:table-cell>
          <table:table-cell table:formula="of:=[.AD27]*100" office:value-type="float" office:value="102.684861571462" calcext:value-type="float">
            <text:p>102.68486157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2" calcext:value-type="float">
            <text:p>512</text:p>
          </table:table-cell>
          <table:table-cell office:value-type="float" office:value="333622" calcext:value-type="float">
            <text:p>333622</text:p>
          </table:table-cell>
          <table:table-cell office:value-type="float" office:value="186022" calcext:value-type="float">
            <text:p>186022</text:p>
          </table:table-cell>
          <table:table-cell office:value-type="float" office:value="50143" calcext:value-type="float">
            <text:p>50143</text:p>
          </table:table-cell>
          <table:table-cell table:number-columns-repeated="5"/>
          <table:table-cell table:formula="of:=[.K28]*100" office:value-type="float" office:value="100" calcext:value-type="float">
            <text:p>100</text:p>
          </table:table-cell>
          <table:table-cell table:formula="of:=[.L28]*100" office:value-type="float" office:value="103.307604909236" calcext:value-type="float">
            <text:p>103.3076049092</text:p>
          </table:table-cell>
          <table:table-cell table:formula="of:=[.M28]*100" office:value-type="float" office:value="129.811756073792" calcext:value-type="float">
            <text:p>129.8117560738</text:p>
          </table:table-cell>
          <table:table-cell/>
          <table:table-cell table:formula="of:=[.O28]*100" office:value-type="float" office:value="190.505458093285" calcext:value-type="float">
            <text:p>190.5054580933</text:p>
          </table:table-cell>
          <table:table-cell table:formula="of:=[.P28]*100" office:value-type="float" office:value="109.567006031484" calcext:value-type="float">
            <text:p>109.5670060315</text:p>
          </table:table-cell>
          <table:table-cell table:formula="of:=[.Q28]*100" office:value-type="float" office:value="117.779606838584" calcext:value-type="float">
            <text:p>117.7796068386</text:p>
          </table:table-cell>
          <table:table-cell table:formula="of:=[.R28]*100" office:value-type="float" office:value="110.424838914977" calcext:value-type="float">
            <text:p>110.424838915</text:p>
          </table:table-cell>
          <table:table-cell table:formula="of:=[.S28]*100" office:value-type="float" office:value="119.687185170069" calcext:value-type="float">
            <text:p>119.6871851701</text:p>
          </table:table-cell>
          <table:table-cell table:number-columns-repeated="3"/>
          <table:table-cell table:formula="of:=[.W28]*100" office:value-type="float" office:value="102.320025653966" calcext:value-type="float">
            <text:p>102.320025654</text:p>
          </table:table-cell>
          <table:table-cell table:formula="of:=[.X28]*100" office:value-type="float" office:value="102.523144791575" calcext:value-type="float">
            <text:p>102.5231447916</text:p>
          </table:table-cell>
          <table:table-cell table:formula="of:=[.Y28]*100" office:value-type="float" office:value="102.367918609991" calcext:value-type="float">
            <text:p>102.36791861</text:p>
          </table:table-cell>
          <table:table-cell table:formula="of:=[.Z28]*100" office:value-type="float" office:value="103.086275090325" calcext:value-type="float">
            <text:p>103.0862750903</text:p>
          </table:table-cell>
          <table:table-cell table:formula="of:=[.AA28]*100" office:value-type="float" office:value="102.630515877177" calcext:value-type="float">
            <text:p>102.6305158772</text:p>
          </table:table-cell>
          <table:table-cell table:formula="of:=[.AB28]*100" office:value-type="float" office:value="103.384498659187" calcext:value-type="float">
            <text:p>103.3844986592</text:p>
          </table:table-cell>
          <table:table-cell table:formula="of:=[.AC28]*100" office:value-type="float" office:value="102.764691874137" calcext:value-type="float">
            <text:p>102.7646918741</text:p>
          </table:table-cell>
          <table:table-cell table:formula="of:=[.AD28]*100" office:value-type="float" office:value="102.675455749748" calcext:value-type="float">
            <text:p>102.675455749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99393" calcext:value-type="float">
            <text:p>199393</text:p>
          </table:table-cell>
          <table:table-cell office:value-type="float" office:value="188613" calcext:value-type="float">
            <text:p>188613</text:p>
          </table:table-cell>
          <table:table-cell office:value-type="float" office:value="49740" calcext:value-type="float">
            <text:p>49740</text:p>
          </table:table-cell>
          <table:table-cell table:number-columns-repeated="5"/>
          <table:table-cell table:formula="of:=[.K29]*100" office:value-type="float" office:value="100" calcext:value-type="float">
            <text:p>100</text:p>
          </table:table-cell>
          <table:table-cell table:formula="of:=[.L29]*100" office:value-type="float" office:value="101.357147782912" calcext:value-type="float">
            <text:p>101.3571477829</text:p>
          </table:table-cell>
          <table:table-cell table:formula="of:=[.M29]*100" office:value-type="float" office:value="126.835651595323" calcext:value-type="float">
            <text:p>126.8356515953</text:p>
          </table:table-cell>
          <table:table-cell/>
          <table:table-cell table:formula="of:=[.O29]*100" office:value-type="float" office:value="186.788404154793" calcext:value-type="float">
            <text:p>186.7884041548</text:p>
          </table:table-cell>
          <table:table-cell table:formula="of:=[.P29]*100" office:value-type="float" office:value="107.788763869034" calcext:value-type="float">
            <text:p>107.788763869</text:p>
          </table:table-cell>
          <table:table-cell table:formula="of:=[.Q29]*100" office:value-type="float" office:value="115.533411488863" calcext:value-type="float">
            <text:p>115.5334114889</text:p>
          </table:table-cell>
          <table:table-cell table:formula="of:=[.R29]*100" office:value-type="float" office:value="108.128479489765" calcext:value-type="float">
            <text:p>108.1284794898</text:p>
          </table:table-cell>
          <table:table-cell table:formula="of:=[.S29]*100" office:value-type="float" office:value="115.797382100396" calcext:value-type="float">
            <text:p>115.7973821004</text:p>
          </table:table-cell>
          <table:table-cell table:number-columns-repeated="3"/>
          <table:table-cell table:formula="of:=[.W29]*100" office:value-type="float" office:value="102.419348525824" calcext:value-type="float">
            <text:p>102.4193485258</text:p>
          </table:table-cell>
          <table:table-cell table:formula="of:=[.X29]*100" office:value-type="float" office:value="100.386720766695" calcext:value-type="float">
            <text:p>100.3867207667</text:p>
          </table:table-cell>
          <table:table-cell table:formula="of:=[.Y29]*100" office:value-type="float" office:value="101.184279928504" calcext:value-type="float">
            <text:p>101.1842799285</text:p>
          </table:table-cell>
          <table:table-cell table:formula="of:=[.Z29]*100" office:value-type="float" office:value="101.228377539666" calcext:value-type="float">
            <text:p>101.2283775397</text:p>
          </table:table-cell>
          <table:table-cell table:formula="of:=[.AA29]*100" office:value-type="float" office:value="101.032678081847" calcext:value-type="float">
            <text:p>101.0326780818</text:p>
          </table:table-cell>
          <table:table-cell table:formula="of:=[.AB29]*100" office:value-type="float" office:value="101.192946618779" calcext:value-type="float">
            <text:p>101.1929466188</text:p>
          </table:table-cell>
          <table:table-cell table:formula="of:=[.AC29]*100" office:value-type="float" office:value="101.036592071003" calcext:value-type="float">
            <text:p>101.036592071</text:p>
          </table:table-cell>
          <table:table-cell table:formula="of:=[.AD29]*100" office:value-type="float" office:value="106.224286489096" calcext:value-type="float">
            <text:p>106.224286489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2" calcext:value-type="float">
            <text:p>512</text:p>
          </table:table-cell>
          <table:table-cell office:value-type="float" office:value="210495" calcext:value-type="float">
            <text:p>210495</text:p>
          </table:table-cell>
          <table:table-cell office:value-type="float" office:value="188950" calcext:value-type="float">
            <text:p>188950</text:p>
          </table:table-cell>
          <table:table-cell office:value-type="float" office:value="50483" calcext:value-type="float">
            <text:p>50483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office:value-type="float" office:value="198600" calcext:value-type="float">
            <text:p>198600</text:p>
          </table:table-cell>
          <table:table-cell office:value-type="float" office:value="188361" calcext:value-type="float">
            <text:p>188361</text:p>
          </table:table-cell>
          <table:table-cell office:value-type="float" office:value="50948" calcext:value-type="float">
            <text:p>50948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2" calcext:value-type="float">
            <text:p>512</text:p>
          </table:table-cell>
          <table:table-cell office:value-type="float" office:value="214489" calcext:value-type="float">
            <text:p>214489</text:p>
          </table:table-cell>
          <table:table-cell office:value-type="float" office:value="187626" calcext:value-type="float">
            <text:p>187626</text:p>
          </table:table-cell>
          <table:table-cell office:value-type="float" office:value="50500" calcext:value-type="float">
            <text:p>5050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347054" calcext:value-type="float">
            <text:p>347054</text:p>
          </table:table-cell>
          <table:table-cell office:value-type="float" office:value="355333" calcext:value-type="float">
            <text:p>355333</text:p>
          </table:table-cell>
          <table:table-cell office:value-type="float" office:value="80732" calcext:value-type="float">
            <text:p>80732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58189" calcext:value-type="float">
            <text:p>358189</text:p>
          </table:table-cell>
          <table:table-cell office:value-type="float" office:value="357613" calcext:value-type="float">
            <text:p>357613</text:p>
          </table:table-cell>
          <table:table-cell office:value-type="float" office:value="80859" calcext:value-type="float">
            <text:p>808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443747" calcext:value-type="float">
            <text:p>443747</text:p>
          </table:table-cell>
          <table:table-cell office:value-type="float" office:value="354120" calcext:value-type="float">
            <text:p>354120</text:p>
          </table:table-cell>
          <table:table-cell office:value-type="float" office:value="80780" calcext:value-type="float">
            <text:p>80780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645142" calcext:value-type="float">
            <text:p>645142</text:p>
          </table:table-cell>
          <table:table-cell office:value-type="float" office:value="354464" calcext:value-type="float">
            <text:p>354464</text:p>
          </table:table-cell>
          <table:table-cell office:value-type="float" office:value="82137" calcext:value-type="float">
            <text:p>82137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377528" calcext:value-type="float">
            <text:p>377528</text:p>
          </table:table-cell>
          <table:table-cell office:value-type="float" office:value="356684" calcext:value-type="float">
            <text:p>356684</text:p>
          </table:table-cell>
          <table:table-cell office:value-type="float" office:value="82352" calcext:value-type="float">
            <text:p>82352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403820" calcext:value-type="float">
            <text:p>403820</text:p>
          </table:table-cell>
          <table:table-cell office:value-type="float" office:value="358581" calcext:value-type="float">
            <text:p>358581</text:p>
          </table:table-cell>
          <table:table-cell office:value-type="float" office:value="80417" calcext:value-type="float">
            <text:p>80417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378360" calcext:value-type="float">
            <text:p>378360</text:p>
          </table:table-cell>
          <table:table-cell office:value-type="float" office:value="356115" calcext:value-type="float">
            <text:p>356115</text:p>
          </table:table-cell>
          <table:table-cell office:value-type="float" office:value="81189" calcext:value-type="float">
            <text:p>81189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409846" calcext:value-type="float">
            <text:p>409846</text:p>
          </table:table-cell>
          <table:table-cell office:value-type="float" office:value="357010" calcext:value-type="float">
            <text:p>357010</text:p>
          </table:table-cell>
          <table:table-cell office:value-type="float" office:value="81647" calcext:value-type="float">
            <text:p>81647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674060" calcext:value-type="float">
            <text:p>674060</text:p>
          </table:table-cell>
          <table:table-cell office:value-type="float" office:value="688908" calcext:value-type="float">
            <text:p>688908</text:p>
          </table:table-cell>
          <table:table-cell office:value-type="float" office:value="142666" calcext:value-type="float">
            <text:p>142666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697124" calcext:value-type="float">
            <text:p>697124</text:p>
          </table:table-cell>
          <table:table-cell office:value-type="float" office:value="690050" calcext:value-type="float">
            <text:p>690050</text:p>
          </table:table-cell>
          <table:table-cell office:value-type="float" office:value="141389" calcext:value-type="float">
            <text:p>14138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871389" calcext:value-type="float">
            <text:p>871389</text:p>
          </table:table-cell>
          <table:table-cell office:value-type="float" office:value="690429" calcext:value-type="float">
            <text:p>690429</text:p>
          </table:table-cell>
          <table:table-cell office:value-type="float" office:value="142169" calcext:value-type="float">
            <text:p>142169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1274035" calcext:value-type="float">
            <text:p>1274035</text:p>
          </table:table-cell>
          <table:table-cell office:value-type="float" office:value="693389" calcext:value-type="float">
            <text:p>693389</text:p>
          </table:table-cell>
          <table:table-cell office:value-type="float" office:value="145819" calcext:value-type="float">
            <text:p>145819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737616" calcext:value-type="float">
            <text:p>737616</text:p>
          </table:table-cell>
          <table:table-cell office:value-type="float" office:value="692473" calcext:value-type="float">
            <text:p>692473</text:p>
          </table:table-cell>
          <table:table-cell office:value-type="float" office:value="143195" calcext:value-type="float">
            <text:p>143195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789756" calcext:value-type="float">
            <text:p>789756</text:p>
          </table:table-cell>
          <table:table-cell office:value-type="float" office:value="692053" calcext:value-type="float">
            <text:p>692053</text:p>
          </table:table-cell>
          <table:table-cell office:value-type="float" office:value="144256" calcext:value-type="float">
            <text:p>144256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743176" calcext:value-type="float">
            <text:p>743176</text:p>
          </table:table-cell>
          <table:table-cell office:value-type="float" office:value="694746" calcext:value-type="float">
            <text:p>694746</text:p>
          </table:table-cell>
          <table:table-cell office:value-type="float" office:value="146210" calcext:value-type="float">
            <text:p>146210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797921" calcext:value-type="float">
            <text:p>797921</text:p>
          </table:table-cell>
          <table:table-cell office:value-type="float" office:value="693058" calcext:value-type="float">
            <text:p>693058</text:p>
          </table:table-cell>
          <table:table-cell office:value-type="float" office:value="141112" calcext:value-type="float">
            <text:p>141112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1329603" calcext:value-type="float">
            <text:p>1329603</text:p>
          </table:table-cell>
          <table:table-cell office:value-type="float" office:value="1366141" calcext:value-type="float">
            <text:p>1366141</text:p>
          </table:table-cell>
          <table:table-cell office:value-type="float" office:value="271839" calcext:value-type="float">
            <text:p>271839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1374766" calcext:value-type="float">
            <text:p>1374766</text:p>
          </table:table-cell>
          <table:table-cell office:value-type="float" office:value="1368651" calcext:value-type="float">
            <text:p>1368651</text:p>
          </table:table-cell>
          <table:table-cell office:value-type="float" office:value="263878" calcext:value-type="float">
            <text:p>263878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office:value-type="float" office:value="1722804" calcext:value-type="float">
            <text:p>1722804</text:p>
          </table:table-cell>
          <table:table-cell office:value-type="float" office:value="1358154" calcext:value-type="float">
            <text:p>1358154</text:p>
          </table:table-cell>
          <table:table-cell office:value-type="float" office:value="264445" calcext:value-type="float">
            <text:p>264445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2523562" calcext:value-type="float">
            <text:p>2523562</text:p>
          </table:table-cell>
          <table:table-cell office:value-type="float" office:value="1359054" calcext:value-type="float">
            <text:p>1359054</text:p>
          </table:table-cell>
          <table:table-cell office:value-type="float" office:value="265888" calcext:value-type="float">
            <text:p>265888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1461152" calcext:value-type="float">
            <text:p>1461152</text:p>
          </table:table-cell>
          <table:table-cell office:value-type="float" office:value="1366696" calcext:value-type="float">
            <text:p>1366696</text:p>
          </table:table-cell>
          <table:table-cell office:value-type="float" office:value="267357" calcext:value-type="float">
            <text:p>267357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564523" calcext:value-type="float">
            <text:p>1564523</text:p>
          </table:table-cell>
          <table:table-cell office:value-type="float" office:value="1366500" calcext:value-type="float">
            <text:p>1366500</text:p>
          </table:table-cell>
          <table:table-cell office:value-type="float" office:value="264310" calcext:value-type="float">
            <text:p>264310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463054" calcext:value-type="float">
            <text:p>1463054</text:p>
          </table:table-cell>
          <table:table-cell office:value-type="float" office:value="1366675" calcext:value-type="float">
            <text:p>1366675</text:p>
          </table:table-cell>
          <table:table-cell office:value-type="float" office:value="273279" calcext:value-type="float">
            <text:p>273279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590527" calcext:value-type="float">
            <text:p>1590527</text:p>
          </table:table-cell>
          <table:table-cell office:value-type="float" office:value="1365301" calcext:value-type="float">
            <text:p>1365301</text:p>
          </table:table-cell>
          <table:table-cell office:value-type="float" office:value="269440" calcext:value-type="float">
            <text:p>269440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92" calcext:value-type="float">
            <text:p>8192</text:p>
          </table:table-cell>
          <table:table-cell office:value-type="float" office:value="2641307" calcext:value-type="float">
            <text:p>2641307</text:p>
          </table:table-cell>
          <table:table-cell office:value-type="float" office:value="2702586" calcext:value-type="float">
            <text:p>2702586</text:p>
          </table:table-cell>
          <table:table-cell office:value-type="float" office:value="509872" calcext:value-type="float">
            <text:p>509872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2728671" calcext:value-type="float">
            <text:p>2728671</text:p>
          </table:table-cell>
          <table:table-cell office:value-type="float" office:value="2707951" calcext:value-type="float">
            <text:p>2707951</text:p>
          </table:table-cell>
          <table:table-cell office:value-type="float" office:value="505023" calcext:value-type="float">
            <text:p>505023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office:value-type="float" office:value="3428727" calcext:value-type="float">
            <text:p>3428727</text:p>
          </table:table-cell>
          <table:table-cell office:value-type="float" office:value="2703851" calcext:value-type="float">
            <text:p>2703851</text:p>
          </table:table-cell>
          <table:table-cell office:value-type="float" office:value="522285" calcext:value-type="float">
            <text:p>522285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5031834" calcext:value-type="float">
            <text:p>5031834</text:p>
          </table:table-cell>
          <table:table-cell office:value-type="float" office:value="2722825" calcext:value-type="float">
            <text:p>2722825</text:p>
          </table:table-cell>
          <table:table-cell office:value-type="float" office:value="520898" calcext:value-type="float">
            <text:p>520898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2894001" calcext:value-type="float">
            <text:p>2894001</text:p>
          </table:table-cell>
          <table:table-cell office:value-type="float" office:value="2710787" calcext:value-type="float">
            <text:p>2710787</text:p>
          </table:table-cell>
          <table:table-cell office:value-type="float" office:value="523667" calcext:value-type="float">
            <text:p>523667</text:p>
          </table:table-cell>
          <table:table-cell table:number-columns-repeated="2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3110921" calcext:value-type="float">
            <text:p>3110921</text:p>
          </table:table-cell>
          <table:table-cell office:value-type="float" office:value="2730702" calcext:value-type="float">
            <text:p>2730702</text:p>
          </table:table-cell>
          <table:table-cell office:value-type="float" office:value="520150" calcext:value-type="float">
            <text:p>520150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2916659" calcext:value-type="float">
            <text:p>2916659</text:p>
          </table:table-cell>
          <table:table-cell office:value-type="float" office:value="2714331" calcext:value-type="float">
            <text:p>2714331</text:p>
          </table:table-cell>
          <table:table-cell office:value-type="float" office:value="524749" calcext:value-type="float">
            <text:p>524749</text:p>
          </table:table-cell>
          <table:table-cell table:number-columns-repeated="2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3161306" calcext:value-type="float">
            <text:p>3161306</text:p>
          </table:table-cell>
          <table:table-cell office:value-type="float" office:value="2711974" calcext:value-type="float">
            <text:p>2711974</text:p>
          </table:table-cell>
          <table:table-cell office:value-type="float" office:value="508279" calcext:value-type="float">
            <text:p>508279</text:p>
          </table:table-cell>
          <table:table-cell office:value-type="string" calcext:value-type="string">
            <text:p>in secs: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4" calcext:value-type="float">
            <text:p>16384</text:p>
          </table:table-cell>
          <table:table-cell office:value-type="float" office:value="5365370" calcext:value-type="float">
            <text:p>5365370</text:p>
          </table:table-cell>
          <table:table-cell office:value-type="float" office:value="5495177" calcext:value-type="float">
            <text:p>5495177</text:p>
          </table:table-cell>
          <table:table-cell office:value-type="float" office:value="992531" calcext:value-type="float">
            <text:p>992531</text:p>
          </table:table-cell>
          <table:table-cell table:formula="of:=[.C76]/1000000" office:value-type="float" office:value="5.36537" calcext:value-type="float">
            <text:p>5.36537</text:p>
          </table:table-cell>
          <table:table-cell table:formula="of:=[.D76]/1000000" office:value-type="float" office:value="5.495177" calcext:value-type="float">
            <text:p>5.495177</text:p>
          </table:table-cell>
          <table:table-cell table:formula="of:=[.E76]/1000000" office:value-type="float" office:value="0.992531" calcext:value-type="float">
            <text:p>0.992531</text:p>
          </table:table-cell>
          <table:table-cell table:number-columns-repeated="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84" calcext:value-type="float">
            <text:p>16384</text:p>
          </table:table-cell>
          <table:table-cell office:value-type="float" office:value="5438186" calcext:value-type="float">
            <text:p>5438186</text:p>
          </table:table-cell>
          <table:table-cell office:value-type="float" office:value="5386119" calcext:value-type="float">
            <text:p>5386119</text:p>
          </table:table-cell>
          <table:table-cell office:value-type="float" office:value="1015413" calcext:value-type="float">
            <text:p>1015413</text:p>
          </table:table-cell>
          <table:table-cell table:formula="of:=[.C77]/1000000" office:value-type="float" office:value="5.438186" calcext:value-type="float">
            <text:p>5.438186</text:p>
          </table:table-cell>
          <table:table-cell table:formula="of:=[.D77]/1000000" office:value-type="float" office:value="5.386119" calcext:value-type="float">
            <text:p>5.386119</text:p>
          </table:table-cell>
          <table:table-cell table:formula="of:=[.E77]/1000000" office:value-type="float" office:value="1.015413" calcext:value-type="float">
            <text:p>1.015413</text:p>
          </table:table-cell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384" calcext:value-type="float">
            <text:p>16384</text:p>
          </table:table-cell>
          <table:table-cell office:value-type="float" office:value="6805202" calcext:value-type="float">
            <text:p>6805202</text:p>
          </table:table-cell>
          <table:table-cell office:value-type="float" office:value="5428911" calcext:value-type="float">
            <text:p>5428911</text:p>
          </table:table-cell>
          <table:table-cell office:value-type="float" office:value="1023302" calcext:value-type="float">
            <text:p>1023302</text:p>
          </table:table-cell>
          <table:table-cell table:formula="of:=[.C78]/1000000" office:value-type="float" office:value="6.805202" calcext:value-type="float">
            <text:p>6.805202</text:p>
          </table:table-cell>
          <table:table-cell table:formula="of:=[.D78]/1000000" office:value-type="float" office:value="5.428911" calcext:value-type="float">
            <text:p>5.428911</text:p>
          </table:table-cell>
          <table:table-cell table:formula="of:=[.E78]/1000000" office:value-type="float" office:value="1.023302" calcext:value-type="float">
            <text:p>1.02330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84" calcext:value-type="float">
            <text:p>16384</text:p>
          </table:table-cell>
          <table:table-cell office:value-type="float" office:value="10021889" calcext:value-type="float">
            <text:p>10021889</text:p>
          </table:table-cell>
          <table:table-cell office:value-type="float" office:value="5431277" calcext:value-type="float">
            <text:p>5431277</text:p>
          </table:table-cell>
          <table:table-cell office:value-type="float" office:value="991041" calcext:value-type="float">
            <text:p>991041</text:p>
          </table:table-cell>
          <table:table-cell table:formula="of:=[.C79]/1000000" office:value-type="float" office:value="10.021889" calcext:value-type="float">
            <text:p>10.021889</text:p>
          </table:table-cell>
          <table:table-cell table:formula="of:=[.D79]/1000000" office:value-type="float" office:value="5.431277" calcext:value-type="float">
            <text:p>5.431277</text:p>
          </table:table-cell>
          <table:table-cell table:formula="of:=[.E79]/1000000" office:value-type="float" office:value="0.991041" calcext:value-type="float">
            <text:p>0.991041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384" calcext:value-type="float">
            <text:p>16384</text:p>
          </table:table-cell>
          <table:table-cell office:value-type="float" office:value="5783266" calcext:value-type="float">
            <text:p>5783266</text:p>
          </table:table-cell>
          <table:table-cell office:value-type="float" office:value="5420777" calcext:value-type="float">
            <text:p>5420777</text:p>
          </table:table-cell>
          <table:table-cell office:value-type="float" office:value="1032812" calcext:value-type="float">
            <text:p>1032812</text:p>
          </table:table-cell>
          <table:table-cell table:formula="of:=[.C80]/1000000" office:value-type="float" office:value="5.783266" calcext:value-type="float">
            <text:p>5.783266</text:p>
          </table:table-cell>
          <table:table-cell table:formula="of:=[.D80]/1000000" office:value-type="float" office:value="5.420777" calcext:value-type="float">
            <text:p>5.420777</text:p>
          </table:table-cell>
          <table:table-cell table:formula="of:=[.E80]/1000000" office:value-type="float" office:value="1.032812" calcext:value-type="float">
            <text:p>1.032812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384" calcext:value-type="float">
            <text:p>16384</text:p>
          </table:table-cell>
          <table:table-cell office:value-type="float" office:value="6198795" calcext:value-type="float">
            <text:p>6198795</text:p>
          </table:table-cell>
          <table:table-cell office:value-type="float" office:value="5429376" calcext:value-type="float">
            <text:p>5429376</text:p>
          </table:table-cell>
          <table:table-cell office:value-type="float" office:value="1000915" calcext:value-type="float">
            <text:p>1000915</text:p>
          </table:table-cell>
          <table:table-cell table:formula="of:=[.C81]/1000000" office:value-type="float" office:value="6.198795" calcext:value-type="float">
            <text:p>6.198795</text:p>
          </table:table-cell>
          <table:table-cell table:formula="of:=[.D81]/1000000" office:value-type="float" office:value="5.429376" calcext:value-type="float">
            <text:p>5.429376</text:p>
          </table:table-cell>
          <table:table-cell table:formula="of:=[.E81]/1000000" office:value-type="float" office:value="1.000915" calcext:value-type="float">
            <text:p>1.00091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384" calcext:value-type="float">
            <text:p>16384</text:p>
          </table:table-cell>
          <table:table-cell office:value-type="float" office:value="5801493" calcext:value-type="float">
            <text:p>5801493</text:p>
          </table:table-cell>
          <table:table-cell office:value-type="float" office:value="5420987" calcext:value-type="float">
            <text:p>5420987</text:p>
          </table:table-cell>
          <table:table-cell office:value-type="float" office:value="1022415" calcext:value-type="float">
            <text:p>1022415</text:p>
          </table:table-cell>
          <table:table-cell table:formula="of:=[.C82]/1000000" office:value-type="float" office:value="5.801493" calcext:value-type="float">
            <text:p>5.801493</text:p>
          </table:table-cell>
          <table:table-cell table:formula="of:=[.D82]/1000000" office:value-type="float" office:value="5.420987" calcext:value-type="float">
            <text:p>5.420987</text:p>
          </table:table-cell>
          <table:table-cell table:formula="of:=[.E82]/1000000" office:value-type="float" office:value="1.022415" calcext:value-type="float">
            <text:p>1.022415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office:value-type="float" office:value="6212958" calcext:value-type="float">
            <text:p>6212958</text:p>
          </table:table-cell>
          <table:table-cell office:value-type="float" office:value="5699326" calcext:value-type="float">
            <text:p>5699326</text:p>
          </table:table-cell>
          <table:table-cell office:value-type="float" office:value="1003054" calcext:value-type="float">
            <text:p>1003054</text:p>
          </table:table-cell>
          <table:table-cell table:formula="of:=[.C83]/1000000" office:value-type="float" office:value="6.212958" calcext:value-type="float">
            <text:p>6.212958</text:p>
          </table:table-cell>
          <table:table-cell table:formula="of:=[.D83]/1000000" office:value-type="float" office:value="5.699326" calcext:value-type="float">
            <text:p>5.699326</text:p>
          </table:table-cell>
          <table:table-cell table:formula="of:=[.E83]/1000000" office:value-type="float" office:value="1.003054" calcext:value-type="float">
            <text:p>1.003054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7:43:54.58729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Olivier</meta:initial-creator>
    <meta:creation-date>2016-11-22T10:48:47.006115507</meta:creation-date>
    <meta:generator>LibreOffice/5.1.4.2$Linux_X86_64 LibreOffice_project/10m0$Build-2</meta:generator>
    <dc:date>2016-11-22T18:06:12.698805717</dc:date>
    <dc:creator>Pierre Olivier</dc:creator>
    <meta:editing-duration>PT2H35M3S</meta:editing-duration>
    <meta:editing-cycles>62</meta:editing-cycles>
    <meta:document-statistic meta:table-count="1" meta:cell-count="9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" chart:style-name="ch1">
        <chart:title svg:x="4.146cm" svg:y="0.316cm" chart:style-name="ch2">
          <text:p>NUMA local scrubbing: execution time</text:p>
        </chart:title>
        <chart:legend chart:legend-position="end" svg:x="12.335cm" svg:y="3.703cm" style:legend-expansion="high" chart:style-name="ch3"/>
        <chart:plot-area chart:style-name="ch4" table:cell-range-address="Sheet1.A76:Sheet1.A83 Sheet1.C3:Sheet1.E3 Sheet1.F76:Sheet1.H83" chart:data-source-has-labels="both" svg:x="1.331cm" svg:y="1.275cm" svg:width="10.684cm" svg:height="6.564cm">
          <chartooo:coordinate-region svg:x="1.952cm" svg:y="1.474cm" svg:width="10.063cm" svg:height="5.718cm"/>
          <chart:axis chart:dimension="x" chart:name="primary-x" chart:style-name="ch5" chartooo:axis-type="auto">
            <chartooo:date-scale/>
            <chart:title svg:x="3.97cm" svg:y="8.019cm" chart:style-name="ch6">
              <text:p>NUMA node of the scrubbed memory</text:p>
            </chart:title>
            <chart:categories table:cell-range-address="Sheet1.A76:Sheet1.A83"/>
          </chart:axis>
          <chart:axis chart:dimension="y" chart:name="primary-y" chart:style-name="ch7">
            <chart:title svg:x="0.451cm" svg:y="6.612cm" chart:style-name="ch8">
              <text:p>xl destroy execution time (s)</text:p>
            </chart:title>
            <chart:grid chart:style-name="ch9" chart:class="major"/>
          </chart:axis>
          <chart:series chart:style-name="ch10" chart:values-cell-range-address="Sheet1.F76:Sheet1.F83" chart:label-cell-address="Sheet1.C3:Sheet1.C3" chart:class="chart:bar">
            <chart:data-point chart:repeated="8"/>
          </chart:series>
          <chart:series chart:style-name="ch11" chart:values-cell-range-address="Sheet1.G76:Sheet1.G83" chart:label-cell-address="Sheet1.D3:Sheet1.D3" chart:class="chart:bar">
            <chart:data-point chart:repeated="8"/>
          </chart:series>
          <chart:series chart:style-name="ch12" chart:values-cell-range-address="Sheet1.H76:Sheet1.H83" chart:label-cell-address="Sheet1.E3:Sheet1.E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ular Xen</text:p>
                <draw:g>
                  <svg:desc>Sheet1.C3:Sheet1.C3</svg:desc>
                </draw:g>
              </table:table-cell>
              <table:table-cell office:value-type="string">
                <text:p>Local scrubbing</text:p>
                <draw:g>
                  <svg:desc>Sheet1.D3:Sheet1.D3</svg:desc>
                </draw:g>
              </table:table-cell>
              <table:table-cell office:value-type="string">
                <text:p>Scrubbing disabled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76:Sheet1.A83</svg:desc>
                </draw:g>
              </table:table-cell>
              <table:table-cell office:value-type="float" office:value="5.36537">
                <text:p>5.36537</text:p>
                <draw:g>
                  <svg:desc>Sheet1.F76:Sheet1.F83</svg:desc>
                </draw:g>
              </table:table-cell>
              <table:table-cell office:value-type="float" office:value="5.495177">
                <text:p>5.495177</text:p>
                <draw:g>
                  <svg:desc>Sheet1.G76:Sheet1.G83</svg:desc>
                </draw:g>
              </table:table-cell>
              <table:table-cell office:value-type="float" office:value="0.992531">
                <text:p>0.992531</text:p>
                <draw:g>
                  <svg:desc>Sheet1.H76:Sheet1.H8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.438186">
                <text:p>5.438186</text:p>
              </table:table-cell>
              <table:table-cell office:value-type="float" office:value="5.386119">
                <text:p>5.386119</text:p>
              </table:table-cell>
              <table:table-cell office:value-type="float" office:value="1.015413">
                <text:p>1.0154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805202">
                <text:p>6.805202</text:p>
              </table:table-cell>
              <table:table-cell office:value-type="float" office:value="5.428911">
                <text:p>5.428911</text:p>
              </table:table-cell>
              <table:table-cell office:value-type="float" office:value="1.023302">
                <text:p>1.02330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021889">
                <text:p>10.021889</text:p>
              </table:table-cell>
              <table:table-cell office:value-type="float" office:value="5.431277">
                <text:p>5.431277</text:p>
              </table:table-cell>
              <table:table-cell office:value-type="float" office:value="0.991041">
                <text:p>0.9910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783266">
                <text:p>5.783266</text:p>
              </table:table-cell>
              <table:table-cell office:value-type="float" office:value="5.420777">
                <text:p>5.420777</text:p>
              </table:table-cell>
              <table:table-cell office:value-type="float" office:value="1.032812">
                <text:p>1.0328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198795">
                <text:p>6.198795</text:p>
              </table:table-cell>
              <table:table-cell office:value-type="float" office:value="5.429376">
                <text:p>5.429376</text:p>
              </table:table-cell>
              <table:table-cell office:value-type="float" office:value="1.000915">
                <text:p>1.0009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801493">
                <text:p>5.801493</text:p>
              </table:table-cell>
              <table:table-cell office:value-type="float" office:value="5.420987">
                <text:p>5.420987</text:p>
              </table:table-cell>
              <table:table-cell office:value-type="float" office:value="1.022415">
                <text:p>1.0224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212958">
                <text:p>6.212958</text:p>
              </table:table-cell>
              <table:table-cell office:value-type="float" office:value="5.699326">
                <text:p>5.699326</text:p>
              </table:table-cell>
              <table:table-cell office:value-type="float" office:value="1.003054">
                <text:p>1.0030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